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Al Bayan" svg:font-family="'Al Bayan'" style:font-pitch="variable"/>
    <style:font-face style:name="PhoenicianMoabite" svg:font-family="PhoenicianMoabite" style:font-pitch="variable"/>
    <style:font-face style:name="zozo" svg:font-family="zozo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YuGothic" svg:font-family="YuGoth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3661in"/>
    </style:style>
    <style:style style:name="co4" style:family="table-column">
      <style:table-column-properties fo:break-before="auto" style:column-width="0.8402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0.5429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0.8555in"/>
    </style:style>
    <style:style style:name="co12" style:family="table-column">
      <style:table-column-properties fo:break-before="auto" style:column-width="0.3909in"/>
    </style:style>
    <style:style style:name="co13" style:family="table-column">
      <style:table-column-properties fo:break-before="auto" style:column-width="0.9799in"/>
    </style:style>
    <style:style style:name="co14" style:family="table-column">
      <style:table-column-properties fo:break-before="auto" style:column-width="0.2272in"/>
    </style:style>
    <style:style style:name="co15" style:family="table-column">
      <style:table-column-properties fo:break-before="auto" style:column-width="0.3846in"/>
    </style:style>
    <style:style style:name="co16" style:family="table-column">
      <style:table-column-properties fo:break-before="auto" style:column-width="0.9291in"/>
    </style:style>
    <style:style style:name="co17" style:family="table-column">
      <style:table-column-properties fo:break-before="auto" style:column-width="1.0634in"/>
    </style:style>
    <style:style style:name="co18" style:family="table-column">
      <style:table-column-properties fo:break-before="auto" style:column-width="0.3382in"/>
    </style:style>
    <style:style style:name="co19" style:family="table-column">
      <style:table-column-properties fo:break-before="auto" style:column-width="0.4402in"/>
    </style:style>
    <style:style style:name="co20" style:family="table-column">
      <style:table-column-properties fo:break-before="auto" style:column-width="0.5055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6173in"/>
    </style:style>
    <style:style style:name="co23" style:family="table-column">
      <style:table-column-properties fo:break-before="auto" style:column-width="1.3425in"/>
    </style:style>
    <style:style style:name="co24" style:family="table-column">
      <style:table-column-properties fo:break-before="auto" style:column-width="1.2862in"/>
    </style:style>
    <style:style style:name="co25" style:family="table-column">
      <style:table-column-properties fo:break-before="auto" style:column-width="0.9236in"/>
    </style:style>
    <style:style style:name="co26" style:family="table-column">
      <style:table-column-properties fo:break-before="auto" style:column-width="0.6638in"/>
    </style:style>
    <style:style style:name="co27" style:family="table-column">
      <style:table-column-properties fo:break-before="auto" style:column-width="1.1472in"/>
    </style:style>
    <style:style style:name="co28" style:family="table-column">
      <style:table-column-properties fo:break-before="auto" style:column-width="0.4035in"/>
    </style:style>
    <style:style style:name="co29" style:family="table-column">
      <style:table-column-properties fo:break-before="auto" style:column-width="0.3618in"/>
    </style:style>
    <style:style style:name="co30" style:family="table-column">
      <style:table-column-properties fo:break-before="auto" style:column-width="3.6283in"/>
    </style:style>
    <style:style style:name="co31" style:family="table-column">
      <style:table-column-properties fo:break-before="auto" style:column-width="0.8591in"/>
    </style:style>
    <style:style style:name="co32" style:family="table-column">
      <style:table-column-properties fo:break-before="auto" style:column-width="1.7047in"/>
    </style:style>
    <style:style style:name="co33" style:family="table-column">
      <style:table-column-properties fo:break-before="auto" style:column-width="3.5909in"/>
    </style:style>
    <style:style style:name="co34" style:family="table-column">
      <style:table-column-properties fo:break-before="auto" style:column-width="0.4689in"/>
    </style:style>
    <style:style style:name="co35" style:family="table-column">
      <style:table-column-properties fo:break-before="auto" style:column-width="0.348in"/>
    </style:style>
    <style:style style:name="co36" style:family="table-column">
      <style:table-column-properties fo:break-before="auto" style:column-width="1.0264in"/>
    </style:style>
    <style:style style:name="co37" style:family="table-column">
      <style:table-column-properties fo:break-before="auto" style:column-width="2.4665in"/>
    </style:style>
    <style:style style:name="co38" style:family="table-column">
      <style:table-column-properties fo:break-before="auto" style:column-width="1.1098in"/>
    </style:style>
    <style:style style:name="co39" style:family="table-column">
      <style:table-column-properties fo:break-before="auto" style:column-width="0.8925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173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zozo"/>
    </style:style>
    <style:style style:name="ce2" style:family="table-cell" style:parent-style-name="Default">
      <style:text-properties style:font-name="YuGothic"/>
    </style:style>
    <style:style style:name="ce3" style:family="table-cell" style:parent-style-name="Default">
      <style:text-properties style:font-name="PhoenicianMoabite"/>
    </style:style>
    <style:style style:name="ce4" style:family="table-cell" style:parent-style-name="Default">
      <style:text-properties style:font-name="Al Bayan"/>
    </style:style>
    <style:style style:name="ce5" style:family="table-cell" style:parent-style-name="Default">
      <style:text-properties style:font-name="Arimo" fo:language="en" fo:country="US" style:font-name-asian="Arial Unicode MS" style:language-asian="en" style:country-asian="US" style:font-name-complex="Arial Unicode MS" style:language-complex="en" style:country-complex="US"/>
    </style:style>
    <style:style style:name="ce6" style:family="table-cell" style:parent-style-name="Default">
      <style:text-properties style:font-name="PhoenicianMoabite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color="#000000" style:font-name="Menlo-Regular" fo:font-size="24pt" style:font-name-asian="Menlo-Regular" style:font-size-asian="24pt" style:font-name-complex="Menlo-Regular" style:font-size-complex="13.6000003814697pt"/>
    </style:style>
    <style:style style:name="T1" style:family="text">
      <style:text-properties fo:font-size="12pt"/>
    </style:style>
    <style:style style:name="T2" style:family="text">
      <style:text-properties style:font-name="Arimo1" fo:font-size="10pt" style:font-size-asian="10pt" style:font-size-complex="10pt"/>
    </style:style>
    <style:style style:name="T3" style:family="text">
      <style:text-properties style:use-window-font-color="true" style:text-outline="false" style:font-name="Arimo1" fo:font-size="10pt" fo:letter-spacing="normal" style:letter-kerning="false" style:font-name-asian="Helvetica" style:font-size-asian="10pt" style:font-name-complex="Helvetica" style:font-size-complex="10pt"/>
    </style:style>
    <style:style style:name="T4" style:family="text">
      <style:text-properties fo:color="#000000" style:text-outline="false" style:font-name="Arimo1" fo:font-size="10pt" fo:letter-spacing="normal" style:letter-kerning="false" style:font-name-asian="Helvetica" style:font-size-asian="10pt" style:font-name-complex="Helvetica" style:font-size-complex="10pt"/>
    </style:style>
  </office:automatic-styles>
  <office:body>
    <office:spreadsheet>
      <table:calculation-settings table:case-sensitive="false" table:automatic-find-labels="false"/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row table:style-name="ro1">
          <table:table-cell table:number-columns-repeated="3" office:value-type="string">
            <text:p>A</text:p>
          </table:table-cell>
          <table:table-cell office:value-type="string">
            <text:p>α</text:p>
          </table:table-cell>
          <table:table-cell office:value-type="string">
            <text:p>Α</text:p>
          </table:table-cell>
          <table:table-cell office:value-type="string">
            <text:p>a ʔ ʕ </text:p>
          </table:table-cell>
          <table:table-cell office:value-type="string">
            <text:p>Ⲁ</text:p>
          </table:table-cell>
          <table:table-cell office:value-type="float" office:value="1">
            <text:p>1</text:p>
          </table:table-cell>
          <table:table-cell office:value-type="string">
            <text:p>𓂣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Y=I-&gt;iqh</text:p>
          </table:table-cell>
          <table:table-cell office:value-type="string">
            <text:p>١,</text:p>
          </table:table-cell>
          <table:table-cell office:value-type="string">
            <text:p>Aleph</text:p>
          </table:table-cell>
          <table:table-cell office:value-type="string">
            <text:p>𐤀</text:p>
          </table:table-cell>
          <table:table-cell office:value-type="float" office:value="1">
            <text:p>1</text:p>
          </table:table-cell>
          <table:table-cell office:value-type="string">
            <text:p>Ayin 0 / start</text:p>
          </table:table-cell>
          <table:table-cell office:value-type="string">
            <text:p>Аа</text:p>
          </table:table-cell>
          <table:table-cell office:value-type="string">
            <text:p>א</text:p>
          </table:table-cell>
          <table:table-cell office:value-type="string">
            <text:p>ܐ</text:p>
          </table:table-cell>
          <table:table-cell table:number-columns-repeated="2" office:value-type="string">
            <text:p>ﺍ</text:p>
          </table:table-cell>
          <table:table-cell office:value-type="string">
            <text:p>አ</text:p>
          </table:table-cell>
          <table:table-cell office:value-type="string">
            <text:p>Αα</text:p>
          </table:table-cell>
          <table:table-cell office:value-type="string">
            <text:p>Aa</text:p>
          </table:table-cell>
          <table:table-cell office:value-type="string">
            <text:p>Аа</text:p>
          </table:table-cell>
          <table:table-cell office:value-type="string">
            <text:p>ʾālep</text:p>
          </table:table-cell>
          <table:table-cell office:value-type="string">
            <text:p>ox</text:p>
          </table:table-cell>
          <table:table-cell office:value-type="string">
            <text:p>ʾ [ʔ]</text:p>
          </table:table-cell>
          <table:table-cell office:value-type="string">
            <text:p>D42</text:p>
          </table:table-cell>
          <table:table-cell/>
          <table:table-cell office:value-type="string">
            <text:p>𓂣</text:p>
          </table:table-cell>
          <table:table-cell office:value-type="string">
            <text:p>Arm</text:p>
          </table:table-cell>
          <table:table-cell office:value-type="string">
            <text:p>a / o</text:p>
          </table:table-cell>
          <table:table-cell office:value-type="string">
            <text:p>𒀀 (𒈨 𒀹 𒀸 𒋻) &lt;&gt; tdášh 𒁹</text:p>
          </table:table-cell>
          <table:table-cell office:value-type="string">
            <text:p>吖 ā! <text:s/>阿 ābc</text:p>
          </table:table-cell>
          <table:table-cell office:value-type="string">
            <text:p>a </text:p>
          </table:table-cell>
          <table:table-cell office:value-type="string">
            <text:p>ᚨ </text:p>
          </table:table-cell>
          <table:table-cell office:value-type="string">
            <text:p>a </text:p>
          </table:table-cell>
          <table:table-cell office:value-type="string">
            <text:p>/a(ː)/ </text:p>
          </table:table-cell>
          <table:table-cell office:value-type="string">
            <text:p>*ansuz </text:p>
          </table:table-cell>
          <table:table-cell office:value-type="string">
            <text:p>one of the Æsir (gods)</text:p>
          </table:table-cell>
          <table:table-cell office:value-type="string">
            <text:p>α ἄ ἅ ἀ ά</text:p>
          </table:table-cell>
          <table:table-cell office:value-type="string">
            <text:p>Α Ἄ Ἅ Ἀ Ά</text:p>
          </table:table-cell>
        </table:table-row>
        <table:table-row table:style-name="ro2">
          <table:table-cell table:number-columns-repeated="3" office:value-type="string">
            <text:p>B</text:p>
          </table:table-cell>
          <table:table-cell office:value-type="string">
            <text:p>β</text:p>
          </table:table-cell>
          <table:table-cell office:value-type="string">
            <text:p>Β</text:p>
          </table:table-cell>
          <table:table-cell office:value-type="string">
            <text:p>b v β</text:p>
          </table:table-cell>
          <table:table-cell office:value-type="string">
            <text:p>Ⲃ</text:p>
          </table:table-cell>
          <table:table-cell office:value-type="float" office:value="2">
            <text:p>2</text:p>
          </table:table-cell>
          <table:table-cell office:value-type="string">
            <text:p>𓃀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٢,</text:p>
          </table:table-cell>
          <table:table-cell office:value-type="string">
            <text:p>Beth</text:p>
          </table:table-cell>
          <table:table-cell office:value-type="string">
            <text:p>𐤁</text:p>
          </table:table-cell>
          <table:table-cell office:value-type="float" office:value="2">
            <text:p>2</text:p>
          </table:table-cell>
          <table:table-cell office:value-type="string">
            <text:p>zVaer</text:p>
          </table:table-cell>
          <table:table-cell office:value-type="string">
            <text:p>Бб, Вв</text:p>
          </table:table-cell>
          <table:table-cell office:value-type="string">
            <text:p>ב</text:p>
          </table:table-cell>
          <table:table-cell office:value-type="string">
            <text:p>ܒ</text:p>
          </table:table-cell>
          <table:table-cell office:value-type="string">
            <text:p>با</text:p>
          </table:table-cell>
          <table:table-cell office:value-type="string">
            <text:p>ﺏ</text:p>
          </table:table-cell>
          <table:table-cell office:value-type="string">
            <text:p>በ</text:p>
          </table:table-cell>
          <table:table-cell office:value-type="string">
            <text:p>Ββ</text:p>
          </table:table-cell>
          <table:table-cell office:value-type="string">
            <text:p>Bb</text:p>
          </table:table-cell>
          <table:table-cell office:value-type="string">
            <text:p>Бб, Вв</text:p>
          </table:table-cell>
          <table:table-cell office:value-type="string">
            <text:p>bēt</text:p>
          </table:table-cell>
          <table:table-cell office:value-type="string">
            <text:p>house</text:p>
          </table:table-cell>
          <table:table-cell office:value-type="string">
            <text:p>b [b]</text:p>
          </table:table-cell>
          <table:table-cell office:value-type="string">
            <text:p>D58</text:p>
          </table:table-cell>
          <table:table-cell/>
          <table:table-cell office:value-type="string">
            <text:p>𓃀</text:p>
          </table:table-cell>
          <table:table-cell office:value-type="string">
            <text:p>Bein vEIn</text:p>
          </table:table-cell>
          <table:table-cell office:value-type="string">
            <text:p>bod,be,bar</text:p>
          </table:table-cell>
          <table:table-cell office:value-type="string">
            <text:p>𒁁 𒁇 𒁀 𒁁 pod / pied !</text:p>
          </table:table-cell>
          <table:table-cell office:value-type="string">
            <text:p>匕 勹 冫卜 比 bi <text:s/>北 bei(ges𒄑) 阝Bollbau</text:p>
          </table:table-cell>
          <table:table-cell office:value-type="string">
            <text:p>b </text:p>
          </table:table-cell>
          <table:table-cell office:value-type="string">
            <text:p>ᛒ </text:p>
          </table:table-cell>
          <table:table-cell office:value-type="string">
            <text:p>b </text:p>
          </table:table-cell>
          <table:table-cell office:value-type="string">
            <text:p>/b/ </text:p>
          </table:table-cell>
          <table:table-cell office:value-type="string">
            <text:p>*berkanan </text:p>
          </table:table-cell>
          <table:table-cell office:value-type="string">
            <text:p>birch</text:p>
          </table:table-cell>
          <table:table-cell office:value-type="string">
            <text:p>β</text:p>
          </table:table-cell>
          <table:table-cell office:value-type="string">
            <text:p>Β</text:p>
          </table:table-cell>
        </table:table-row>
        <table:table-row table:style-name="ro2">
          <table:table-cell table:number-columns-repeated="3" office:value-type="string">
            <text:p>C</text:p>
          </table:table-cell>
          <table:table-cell office:value-type="string">
            <text:p>ζ</text:p>
          </table:table-cell>
          <table:table-cell office:value-type="string">
            <text:p>Ζ</text:p>
          </table:table-cell>
          <table:table-cell/>
          <table:table-cell office:value-type="string">
            <text:p>Ⲅ/Ⲥ</text:p>
          </table:table-cell>
          <table:table-cell office:value-type="float" office:value="3">
            <text:p>3</text:p>
          </table:table-cell>
          <table:table-cell office:value-type="string">
            <text:p>𓍿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٣,</text:p>
          </table:table-cell>
          <table:table-cell office:value-type="string">
            <text:p>Cgimel</text:p>
          </table:table-cell>
          <table:table-cell office:value-type="string">
            <text:p>𐤂</text:p>
          </table:table-cell>
          <table:table-cell office:value-type="float" office:value="3">
            <text:p>3</text:p>
          </table:table-cell>
          <table:table-cell office:value-type="string">
            <text:p>San</text:p>
          </table:table-cell>
          <table:table-cell office:value-type="string">
            <text:p>Гг, Ґґ</text:p>
          </table:table-cell>
          <table:table-cell office:value-type="string">
            <text:p>ג</text:p>
          </table:table-cell>
          <table:table-cell office:value-type="string">
            <text:p>ܓ</text:p>
          </table:table-cell>
          <table:table-cell office:value-type="string">
            <text:p>چا</text:p>
          </table:table-cell>
          <table:table-cell office:value-type="string">
            <text:p>ﺝ <text:s/>چ</text:p>
          </table:table-cell>
          <table:table-cell office:value-type="string">
            <text:p>ገ</text:p>
          </table:table-cell>
          <table:table-cell office:value-type="string">
            <text:p>Γγ</text:p>
          </table:table-cell>
          <table:table-cell office:value-type="string">
            <text:p>Cc, Gg</text:p>
          </table:table-cell>
          <table:table-cell office:value-type="string">
            <text:p>Гг, Ґґ</text:p>
          </table:table-cell>
          <table:table-cell office:value-type="string">
            <text:p>gīml</text:p>
          </table:table-cell>
          <table:table-cell office:value-type="string">
            <text:p>camel</text:p>
          </table:table-cell>
          <table:table-cell office:value-type="string">
            <text:p>g [ɡ]</text:p>
          </table:table-cell>
          <table:table-cell office:value-type="string">
            <text:p>V13</text:p>
          </table:table-cell>
          <table:table-cell/>
          <table:table-cell office:value-type="string">
            <text:p>𓍿</text:p>
          </table:table-cell>
          <table:table-cell office:value-type="string">
            <text:p>Ceh gelicpelt Camel</text:p>
          </table:table-cell>
          <table:table-cell office:value-type="string">
            <text:p>cez,GIŠ </text:p>
          </table:table-cell>
          <table:table-cell office:value-type="string">
            <text:p>𒄑 CUT 𒃰</text:p>
          </table:table-cell>
          <table:table-cell office:value-type="string">
            <text:p>厂 chǎng 产chǎn 艮 gen. 艹 cǎo 寸 cun <text:s/>δao刀切qiē</text:p>
          </table:table-cell>
          <table:table-cell office:value-type="string">
            <text:p>c </text:p>
          </table:table-cell>
          <table:table-cell office:value-type="string">
            <text:p>ᚲ </text:p>
          </table:table-cell>
          <table:table-cell office:value-type="string">
            <text:p>c/k</text:p>
          </table:table-cell>
          <table:table-cell office:value-type="string">
            <text:p>/k/ </text:p>
          </table:table-cell>
          <table:table-cell office:value-type="string">
            <text:p>*kaunan </text:p>
          </table:table-cell>
          <table:table-cell office:value-type="string">
            <text:p>ulcer or *kenaz torch</text:p>
          </table:table-cell>
          <table:table-cell office:value-type="string">
            <text:p>ζ</text:p>
          </table:table-cell>
          <table:table-cell office:value-type="string">
            <text:p>Ζ</text:p>
          </table:table-cell>
        </table:table-row>
        <table:table-row table:style-name="ro2">
          <table:table-cell table:number-columns-repeated="3" office:value-type="string">
            <text:p>D</text:p>
          </table:table-cell>
          <table:table-cell office:value-type="string">
            <text:p>δ</text:p>
          </table:table-cell>
          <table:table-cell office:value-type="string">
            <text:p>Δ</text:p>
          </table:table-cell>
          <table:table-cell/>
          <table:table-cell office:value-type="string">
            <text:p>Ⲇ</text:p>
          </table:table-cell>
          <table:table-cell office:value-type="float" office:value="4">
            <text:p>4</text:p>
          </table:table-cell>
          <table:table-cell office:value-type="string">
            <text:p>𓂧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٤,+</text:p>
          </table:table-cell>
          <table:table-cell office:value-type="string">
            <text:p>Daleth</text:p>
          </table:table-cell>
          <table:table-cell office:value-type="string">
            <text:p>𐤃</text:p>
          </table:table-cell>
          <table:table-cell office:value-type="float" office:value="4">
            <text:p>4</text:p>
          </table:table-cell>
          <table:table-cell office:value-type="string">
            <text:p>Dsiro</text:p>
          </table:table-cell>
          <table:table-cell office:value-type="string">
            <text:p>Дд</text:p>
          </table:table-cell>
          <table:table-cell office:value-type="string">
            <text:p>ד</text:p>
          </table:table-cell>
          <table:table-cell office:value-type="string">
            <text:p>ܕ</text:p>
          </table:table-cell>
          <table:table-cell office:value-type="string">
            <text:p>دا</text:p>
          </table:table-cell>
          <table:table-cell office:value-type="string">
            <text:p>د</text:p>
          </table:table-cell>
          <table:table-cell office:value-type="string">
            <text:p>ደ</text:p>
          </table:table-cell>
          <table:table-cell office:value-type="string">
            <text:p>Δδ</text:p>
          </table:table-cell>
          <table:table-cell office:value-type="string">
            <text:p>Dd</text:p>
          </table:table-cell>
          <table:table-cell office:value-type="string">
            <text:p>Дд</text:p>
          </table:table-cell>
          <table:table-cell office:value-type="string">
            <text:p>dālet</text:p>
          </table:table-cell>
          <table:table-cell office:value-type="string">
            <text:p>door diele</text:p>
          </table:table-cell>
          <table:table-cell office:value-type="string">
            <text:p>d [d]</text:p>
          </table:table-cell>
          <table:table-cell office:value-type="string">
            <text:p>D46</text:p>
          </table:table-cell>
          <table:table-cell/>
          <table:table-cell office:value-type="string">
            <text:p>𓂧</text:p>
          </table:table-cell>
          <table:table-cell office:value-type="string">
            <text:p>leδer leDer leaTHer <text:s/>YODHR!?! droit</text:p>
          </table:table-cell>
          <table:table-cell office:value-type="string">
            <text:p>ud</text:p>
          </table:table-cell>
          <table:table-cell office:value-type="string">
            <text:p>𒌓 take 𒆕 de di 𒁲 δ</text:p>
          </table:table-cell>
          <table:table-cell office:value-type="string">
            <text:p>斗 dou:duell 刀dao刂 歹dai=die</text:p>
          </table:table-cell>
          <table:table-cell office:value-type="string">
            <text:p>d </text:p>
          </table:table-cell>
          <table:table-cell office:value-type="string">
            <text:p>ᛞ </text:p>
          </table:table-cell>
          <table:table-cell office:value-type="string">
            <text:p>d </text:p>
          </table:table-cell>
          <table:table-cell office:value-type="string">
            <text:p>/d/ </text:p>
          </table:table-cell>
          <table:table-cell office:value-type="string">
            <text:p>*dagaz </text:p>
          </table:table-cell>
          <table:table-cell office:value-type="string">
            <text:p>day</text:p>
          </table:table-cell>
          <table:table-cell office:value-type="string">
            <text:p>δ</text:p>
          </table:table-cell>
          <table:table-cell office:value-type="string">
            <text:p>Δ</text:p>
          </table:table-cell>
        </table:table-row>
        <table:table-row table:style-name="ro2">
          <table:table-cell table:number-columns-repeated="3" office:value-type="string">
            <text:p>E</text:p>
          </table:table-cell>
          <table:table-cell office:value-type="string">
            <text:p>ε</text:p>
          </table:table-cell>
          <table:table-cell office:value-type="string">
            <text:p>Ε</text:p>
          </table:table-cell>
          <table:table-cell/>
          <table:table-cell office:value-type="string">
            <text:p>Ⲉ</text:p>
          </table:table-cell>
          <table:table-cell office:value-type="float" office:value="5">
            <text:p>5</text:p>
          </table:table-cell>
          <table:table-cell office:value-type="string">
            <text:p>𓇋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٥,h</text:p>
          </table:table-cell>
          <table:table-cell office:value-type="string">
            <text:p>He</text:p>
          </table:table-cell>
          <table:table-cell office:value-type="string">
            <text:p>𐤄</text:p>
          </table:table-cell>
          <table:table-cell office:value-type="float" office:value="5">
            <text:p>5</text:p>
          </table:table-cell>
          <table:table-cell office:value-type="string">
            <text:p>Wuh, fEnpth</text:p>
          </table:table-cell>
          <table:table-cell office:value-type="string">
            <text:p>Ее, Єє, Ээ</text:p>
          </table:table-cell>
          <table:table-cell office:value-type="string">
            <text:p>ה</text:p>
          </table:table-cell>
          <table:table-cell office:value-type="string">
            <text:p>ܗ</text:p>
          </table:table-cell>
          <table:table-cell office:value-type="string">
            <text:p>يه</text:p>
          </table:table-cell>
          <table:table-cell office:value-type="string">
            <text:p>ه يhel</text:p>
          </table:table-cell>
          <table:table-cell office:value-type="string">
            <text:p>ሀ</text:p>
          </table:table-cell>
          <table:table-cell office:value-type="string">
            <text:p>Εε</text:p>
          </table:table-cell>
          <table:table-cell office:value-type="string">
            <text:p>Ee</text:p>
          </table:table-cell>
          <table:table-cell office:value-type="string">
            <text:p>Ее, Єє, Ээ</text:p>
          </table:table-cell>
          <table:table-cell office:value-type="string">
            <text:p>hē</text:p>
          </table:table-cell>
          <table:table-cell office:value-type="string">
            <text:p>window fhen</text:p>
          </table:table-cell>
          <table:table-cell office:value-type="string">
            <text:p>h [h]</text:p>
          </table:table-cell>
          <table:table-cell office:value-type="string">
            <text:p>M17</text:p>
          </table:table-cell>
          <table:table-cell/>
          <table:table-cell office:value-type="string">
            <text:p>𓇋</text:p>
          </table:table-cell>
          <table:table-cell office:value-type="string">
            <text:p>fEther light ι,e,i,</text:p>
          </table:table-cell>
          <table:table-cell office:value-type="string">
            <text:p>e</text:p>
          </table:table-cell>
          <table:table-cell office:value-type="string">
            <text:p>𒂊</text:p>
          </table:table-cell>
          <table:table-cell office:value-type="string">
            <text:p>噩 è 堊 è ? </text:p>
          </table:table-cell>
          <table:table-cell office:value-type="string">
            <text:p>e </text:p>
          </table:table-cell>
          <table:table-cell office:value-type="string">
            <text:p>ᛖ </text:p>
          </table:table-cell>
          <table:table-cell office:value-type="string">
            <text:p>e </text:p>
          </table:table-cell>
          <table:table-cell office:value-type="string">
            <text:p>/e(ː)/ </text:p>
          </table:table-cell>
          <table:table-cell office:value-type="string">
            <text:p>*ehwaz </text:p>
          </table:table-cell>
          <table:table-cell office:value-type="string">
            <text:p>horse</text:p>
          </table:table-cell>
          <table:table-cell office:value-type="string">
            <text:p>ε ἑ ἕ ἐ ἔ έ η</text:p>
          </table:table-cell>
          <table:table-cell office:value-type="string">
            <text:p>Ε Ἑ Ἕ Ἐ Ἔ Έ Η</text:p>
          </table:table-cell>
        </table:table-row>
        <table:table-row table:style-name="ro1">
          <table:table-cell office:value-type="string">
            <text:p>F (v/ph)</text:p>
          </table:table-cell>
          <table:table-cell table:number-columns-repeated="2" office:value-type="string">
            <text:p>F</text:p>
          </table:table-cell>
          <table:table-cell office:value-type="string">
            <text:p>ƒ φ</text:p>
          </table:table-cell>
          <table:table-cell office:value-type="string">
            <text:p>Ƒ</text:p>
          </table:table-cell>
          <table:table-cell office:value-type="string">
            <text:p>pʰ</text:p>
          </table:table-cell>
          <table:table-cell office:value-type="string">
            <text:p>Ⲋ</text:p>
          </table:table-cell>
          <table:table-cell office:value-type="float" office:value="6">
            <text:p>6</text:p>
          </table:table-cell>
          <table:table-cell office:value-type="string">
            <text:p>𓆑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٦,φ</text:p>
          </table:table-cell>
          <table:table-cell office:value-type="string">
            <text:p>Vaw</text:p>
          </table:table-cell>
          <table:table-cell office:value-type="string">
            <text:p>𐤅</text:p>
          </table:table-cell>
          <table:table-cell office:value-type="float" office:value="6">
            <text:p>6</text:p>
          </table:table-cell>
          <table:table-cell office:value-type="string">
            <text:p>sunLeow Fünf</text:p>
          </table:table-cell>
          <table:table-cell office:value-type="string">
            <text:p>(Ѵѵ), Уу, Ўў</text:p>
          </table:table-cell>
          <table:table-cell office:value-type="string">
            <text:p>ו</text:p>
          </table:table-cell>
          <table:table-cell office:value-type="string">
            <text:p>ܘ</text:p>
          </table:table-cell>
          <table:table-cell office:value-type="string">
            <text:p>فا</text:p>
          </table:table-cell>
          <table:table-cell office:value-type="string">
            <text:p>ف ﻭ</text:p>
          </table:table-cell>
          <table:table-cell office:value-type="string">
            <text:p>ወ</text:p>
          </table:table-cell>
          <table:table-cell office:value-type="string">
            <text:p>(Ϝϝ), Υυ</text:p>
          </table:table-cell>
          <table:table-cell office:value-type="string">
            <text:p>Ff, Uu, Vv, Yy, Ww</text:p>
          </table:table-cell>
          <table:table-cell office:value-type="string">
            <text:p>(Ѵѵ), Уу, Ўў</text:p>
          </table:table-cell>
          <table:table-cell office:value-type="string">
            <text:p>wāw</text:p>
          </table:table-cell>
          <table:table-cell office:value-type="string">
            <text:p>hook &lt;&gt; jaw</text:p>
          </table:table-cell>
          <table:table-cell office:value-type="string">
            <text:p>w [w]</text:p>
          </table:table-cell>
          <table:table-cell office:value-type="string">
            <text:p>I9</text:p>
          </table:table-cell>
          <table:table-cell/>
          <table:table-cell office:value-type="string">
            <text:p>𓆑 𓆄</text:p>
          </table:table-cell>
          <table:table-cell office:value-type="string">
            <text:p>phython = PhSn <text:s/>feShur</text:p>
          </table:table-cell>
          <table:table-cell office:value-type="string">
            <text:p>fa</text:p>
          </table:table-cell>
          <table:table-cell office:value-type="string">
            <text:p>𒉺 → pa</text:p>
          </table:table-cell>
          <table:table-cell office:value-type="string">
            <text:p>父 fu</text:p>
          </table:table-cell>
          <table:table-cell office:value-type="string">
            <text:p>f </text:p>
          </table:table-cell>
          <table:table-cell office:value-type="string">
            <text:p>ᚠ </text:p>
          </table:table-cell>
          <table:table-cell office:value-type="string">
            <text:p>f </text:p>
          </table:table-cell>
          <table:table-cell office:value-type="string">
            <text:p>/f/ </text:p>
          </table:table-cell>
          <table:table-cell office:value-type="string">
            <text:p>*fehu </text:p>
          </table:table-cell>
          <table:table-cell office:value-type="string">
            <text:p>wealth, cattle</text:p>
          </table:table-cell>
          <table:table-cell office:value-type="string">
            <text:p>ƒ ϝ Ϝ υ fHe 𐤄</text:p>
          </table:table-cell>
          <table:table-cell office:value-type="string">
            <text:p>Ƒ Ϝ Ϝ Υ</text:p>
          </table:table-cell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γ</text:p>
          </table:table-cell>
          <table:table-cell office:value-type="string">
            <text:p>Γ</text:p>
          </table:table-cell>
          <table:table-cell/>
          <table:table-cell office:value-type="string">
            <text:p>Ⲝ</text:p>
          </table:table-cell>
          <table:table-cell office:value-type="float" office:value="7">
            <text:p>7</text:p>
          </table:table-cell>
          <table:table-cell office:value-type="string">
            <text:p>𓎼</text:p>
          </table:table-cell>
          <table:table-cell/>
          <table:table-cell office:value-type="float" office:value="7">
            <text:p>7</text:p>
          </table:table-cell>
          <table:table-cell table:style-name="ce5" office:value-type="string">
            <text:p><text:span text:style-name="T1">𐤆 </text:span><text:span text:style-name="T1">se</text:span><text:span text:style-name="T2">'</text:span><text:span text:style-name="T3">ė</text:span><text:span text:style-name="T2">n</text:span><text:span text:style-name="T1"> 7</text:span></text:p>
          </table:table-cell>
          <table:table-cell office:value-type="string">
            <text:p>𐤐,٧</text:p>
          </table:table-cell>
          <table:table-cell office:value-type="string">
            <text:p>Gimel</text:p>
          </table:table-cell>
          <table:table-cell office:value-type="string">
            <text:p>𐤂</text:p>
          </table:table-cell>
          <table:table-cell office:value-type="float" office:value="7">
            <text:p>7</text:p>
          </table:table-cell>
          <table:table-cell office:value-type="string">
            <text:p>Qiebel Śiven</text:p>
          </table:table-cell>
          <table:table-cell office:value-type="string">
            <text:p>Гг, Ґґ</text:p>
          </table:table-cell>
          <table:table-cell office:value-type="string">
            <text:p>ג</text:p>
          </table:table-cell>
          <table:table-cell office:value-type="string">
            <text:p>ܓ</text:p>
          </table:table-cell>
          <table:table-cell office:value-type="string">
            <text:p>(k) كا</text:p>
          </table:table-cell>
          <table:table-cell office:value-type="string">
            <text:p>ﺝ</text:p>
          </table:table-cell>
          <table:table-cell office:value-type="string">
            <text:p>ገ</text:p>
          </table:table-cell>
          <table:table-cell office:value-type="string">
            <text:p>Γγ</text:p>
          </table:table-cell>
          <table:table-cell office:value-type="string">
            <text:p>Cc, Gg</text:p>
          </table:table-cell>
          <table:table-cell office:value-type="string">
            <text:p>Гг, Ґґ</text:p>
          </table:table-cell>
          <table:table-cell office:value-type="string">
            <text:p>gīml</text:p>
          </table:table-cell>
          <table:table-cell office:value-type="string">
            <text:p>camel</text:p>
          </table:table-cell>
          <table:table-cell office:value-type="string">
            <text:p>g [ɡ]</text:p>
          </table:table-cell>
          <table:table-cell office:value-type="string">
            <text:p>W11</text:p>
          </table:table-cell>
          <table:table-cell/>
          <table:table-cell office:value-type="string">
            <text:p>𓎼</text:p>
          </table:table-cell>
          <table:table-cell office:value-type="string">
            <text:p>Ɠiebel γ,κ,Γ,g (Kübel Eig__)</text:p>
          </table:table-cell>
          <table:table-cell office:value-type="string">
            <text:p>g</text:p>
          </table:table-cell>
          <table:table-cell office:value-type="string">
            <text:p>𒂷</text:p>
          </table:table-cell>
          <table:table-cell office:value-type="string">
            <text:p>厂 generate 产chǎn 艮 gen genesis &lt;&gt; Jan♀</text:p>
          </table:table-cell>
          <table:table-cell office:value-type="string">
            <text:p>g </text:p>
          </table:table-cell>
          <table:table-cell office:value-type="string">
            <text:p>ᚷ </text:p>
          </table:table-cell>
          <table:table-cell office:value-type="string">
            <text:p>g </text:p>
          </table:table-cell>
          <table:table-cell office:value-type="string">
            <text:p>/ɡ/ </text:p>
          </table:table-cell>
          <table:table-cell office:value-type="string">
            <text:p>*gebō </text:p>
          </table:table-cell>
          <table:table-cell office:value-type="string">
            <text:p>gift</text:p>
          </table:table-cell>
          <table:table-cell office:value-type="string">
            <text:p>γ</text:p>
          </table:table-cell>
          <table:table-cell office:value-type="string">
            <text:p>Γ</text:p>
          </table:table-cell>
        </table:table-row>
        <table:table-row table:style-name="ro1">
          <table:table-cell table:number-columns-repeated="3" office:value-type="string">
            <text:p>H</text:p>
          </table:table-cell>
          <table:table-cell office:value-type="string">
            <text:p>η</text:p>
          </table:table-cell>
          <table:table-cell office:value-type="string">
            <text:p>Η</text:p>
          </table:table-cell>
          <table:table-cell office:value-type="string">
            <text:p>ħ</text:p>
          </table:table-cell>
          <table:table-cell office:value-type="string">
            <text:p>ⲎϨ</text:p>
          </table:table-cell>
          <table:table-cell office:value-type="float" office:value="8">
            <text:p>8</text:p>
          </table:table-cell>
          <table:table-cell office:value-type="string">
            <text:p>𓉔 𓍱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hoeni:</text:p>
          </table:table-cell>
          <table:table-cell office:value-type="string">
            <text:p>٨,</text:p>
          </table:table-cell>
          <table:table-cell office:value-type="string">
            <text:p>Heth</text:p>
          </table:table-cell>
          <table:table-cell office:value-type="string">
            <text:p>𐤇</text:p>
          </table:table-cell>
          <table:table-cell office:value-type="float" office:value="8">
            <text:p>8</text:p>
          </table:table-cell>
          <table:table-cell office:value-type="string">
            <text:p>Ba'al Ox </text:p>
          </table:table-cell>
          <table:table-cell office:value-type="string">
            <text:p>Ии, Йй</text:p>
          </table:table-cell>
          <table:table-cell office:value-type="string">
            <text:p>ח</text:p>
          </table:table-cell>
          <table:table-cell office:value-type="string">
            <text:p>ܚ</text:p>
          </table:table-cell>
          <table:table-cell office:value-type="string">
            <text:p><text:s/>حا ها</text:p>
          </table:table-cell>
          <table:table-cell office:value-type="string">
            <text:p>ح, خ</text:p>
          </table:table-cell>
          <table:table-cell office:value-type="string">
            <text:p>ሐ, ኀ</text:p>
          </table:table-cell>
          <table:table-cell office:value-type="string">
            <text:p>Ηη</text:p>
          </table:table-cell>
          <table:table-cell office:value-type="string">
            <text:p>Hh</text:p>
          </table:table-cell>
          <table:table-cell office:value-type="string">
            <text:p>Ии, Йй</text:p>
          </table:table-cell>
          <table:table-cell office:value-type="string">
            <text:p>ḥēt </text:p>
          </table:table-cell>
          <table:table-cell office:value-type="string">
            <text:p>wall, courtyard</text:p>
          </table:table-cell>
          <table:table-cell office:value-type="string">
            <text:p>ḥ [ħ]</text:p>
          </table:table-cell>
          <table:table-cell office:value-type="string">
            <text:p>O4</text:p>
          </table:table-cell>
          <table:table-cell/>
          <table:table-cell office:value-type="string">
            <text:p>𓉔 𓎛</text:p>
          </table:table-cell>
          <table:table-cell office:value-type="string">
            <text:p>HOu : Hort / Haus / Hof / Hecke / Her / Hair</text:p>
          </table:table-cell>
          <table:table-cell office:value-type="string">
            <text:p>hau hu </text:p>
          </table:table-cell>
          <table:table-cell office:value-type="string">
            <text:p>𒌨 𒄷 <text:s/>𒋛? 𒉺Headt-&gt;pa</text:p>
          </table:table-cell>
          <table:table-cell office:value-type="string">
            <text:p>戶 (户,戸) hu door </text:p>
          </table:table-cell>
          <table:table-cell office:value-type="string">
            <text:p>后'</text:p>
          </table:table-cell>
          <table:table-cell office:value-type="string">
            <text:p>h </text:p>
          </table:table-cell>
          <table:table-cell office:value-type="string">
            <text:p>ᚺᚻ </text:p>
          </table:table-cell>
          <table:table-cell office:value-type="string">
            <text:p>h </text:p>
          </table:table-cell>
          <table:table-cell office:value-type="string">
            <text:p>/h/ </text:p>
          </table:table-cell>
          <table:table-cell office:value-type="string">
            <text:p>*hagalaz "hail" precipitation</text:p>
          </table:table-cell>
          <table:table-cell office:value-type="string">
            <text:p>η</text:p>
          </table:table-cell>
          <table:table-cell office:value-type="string">
            <text:p>Η</text:p>
          </table:table-cell>
        </table:table-row>
        <table:table-row table:style-name="ro2">
          <table:table-cell table:number-columns-repeated="3" office:value-type="string">
            <text:p>I</text:p>
          </table:table-cell>
          <table:table-cell office:value-type="string">
            <text:p>ι</text:p>
          </table:table-cell>
          <table:table-cell office:value-type="string">
            <text:p>Ι</text:p>
          </table:table-cell>
          <table:table-cell/>
          <table:table-cell office:value-type="string">
            <text:p>Ϫ/Ⲍ</text:p>
          </table:table-cell>
          <table:table-cell office:value-type="float" office:value="9">
            <text:p>9</text:p>
          </table:table-cell>
          <table:table-cell office:value-type="string">
            <text:p>𓇋</text:p>
          </table:table-cell>
          <table:table-cell/>
          <table:table-cell office:value-type="float" office:value="9">
            <text:p>9</text:p>
          </table:table-cell>
          <table:table-cell table:style-name="ce6" office:value-type="string">
            <text:p>𐤈 9</text:p>
          </table:table-cell>
          <table:table-cell office:value-type="string">
            <text:p>٩,</text:p>
          </table:table-cell>
          <table:table-cell office:value-type="string">
            <text:p>Yodh? tIth?</text:p>
          </table:table-cell>
          <table:table-cell office:value-type="string">
            <text:p>𐤉</text:p>
          </table:table-cell>
          <table:table-cell office:value-type="float" office:value="9">
            <text:p>9</text:p>
          </table:table-cell>
          <table:table-cell/>
          <table:table-cell office:value-type="string">
            <text:p>Іі, Її, Јј</text:p>
          </table:table-cell>
          <table:table-cell office:value-type="string">
            <text:p>י</text:p>
          </table:table-cell>
          <table:table-cell office:value-type="string">
            <text:p>ܝ</text:p>
          </table:table-cell>
          <table:table-cell office:value-type="string">
            <text:p>يا</text:p>
          </table:table-cell>
          <table:table-cell office:value-type="string">
            <text:p>ي</text:p>
          </table:table-cell>
          <table:table-cell office:value-type="string">
            <text:p>የ</text:p>
          </table:table-cell>
          <table:table-cell office:value-type="string">
            <text:p>Ιι</text:p>
          </table:table-cell>
          <table:table-cell office:value-type="string">
            <text:p>Ii, Jj</text:p>
          </table:table-cell>
          <table:table-cell office:value-type="string">
            <text:p>Іі, Її, Јј</text:p>
          </table:table-cell>
          <table:table-cell office:value-type="string">
            <text:p>yōd</text:p>
          </table:table-cell>
          <table:table-cell office:value-type="string">
            <text:p>hand</text:p>
          </table:table-cell>
          <table:table-cell office:value-type="string">
            <text:p>y [j]</text:p>
          </table:table-cell>
          <table:table-cell office:value-type="string">
            <text:p>M17</text:p>
          </table:table-cell>
          <table:table-cell/>
          <table:table-cell office:value-type="string">
            <text:p>𓇋</text:p>
          </table:table-cell>
          <table:table-cell office:value-type="string">
            <text:p>feather light ι,e, 𓇌 ee = I,y</text:p>
          </table:table-cell>
          <table:table-cell office:value-type="string">
            <text:p>i</text:p>
          </table:table-cell>
          <table:table-cell office:value-type="string">
            <text:p>𒄿</text:p>
          </table:table-cell>
          <table:table-cell office:value-type="string">
            <text:p>一 yi 亅 jué</text:p>
          </table:table-cell>
          <table:table-cell office:value-type="string">
            <text:p>i </text:p>
          </table:table-cell>
          <table:table-cell office:value-type="string">
            <text:p>ᛁ </text:p>
          </table:table-cell>
          <table:table-cell office:value-type="string">
            <text:p>i </text:p>
          </table:table-cell>
          <table:table-cell office:value-type="string">
            <text:p>/i(ː)/ </text:p>
          </table:table-cell>
          <table:table-cell office:value-type="string">
            <text:p>*īsaz </text:p>
          </table:table-cell>
          <table:table-cell office:value-type="string">
            <text:p>ice</text:p>
          </table:table-cell>
          <table:table-cell office:value-type="string">
            <text:p>ι ί ἰ ἱ ἴ ἷ ῖ ΐ ϊ</text:p>
          </table:table-cell>
          <table:table-cell office:value-type="string">
            <text:p>Ι Ί Ἰ Ἱ Ἴ Ἷ Ι͂ Ϊ́ Ϊ</text:p>
          </table:table-cell>
        </table:table-row>
        <table:table-row table:style-name="ro2">
          <table:table-cell table:number-columns-repeated="3" office:value-type="string">
            <text:p>J</text:p>
          </table:table-cell>
          <table:table-cell office:value-type="string">
            <text:p>ῖ</text:p>
          </table:table-cell>
          <table:table-cell office:value-type="string">
            <text:p>Ι͂</text:p>
          </table:table-cell>
          <table:table-cell/>
          <table:table-cell office:value-type="string">
            <text:p>Ⲓ </text:p>
          </table:table-cell>
          <table:table-cell office:value-type="float" office:value="10">
            <text:p>10</text:p>
          </table:table-cell>
          <table:table-cell office:value-type="string">
            <text:p>𓆳 𓇌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٠,</text:p>
          </table:table-cell>
          <table:table-cell office:value-type="string">
            <text:p>Yodh</text:p>
          </table:table-cell>
          <table:table-cell office:value-type="string">
            <text:p>𐤉</text:p>
          </table:table-cell>
          <table:table-cell office:value-type="float" office:value="10">
            <text:p>10</text:p>
          </table:table-cell>
          <table:table-cell office:value-type="string">
            <text:p>Dix?</text:p>
          </table:table-cell>
          <table:table-cell office:value-type="string">
            <text:p>Іі, Її, Јј</text:p>
          </table:table-cell>
          <table:table-cell office:value-type="string">
            <text:p>י</text:p>
          </table:table-cell>
          <table:table-cell office:value-type="string">
            <text:p>ܝ</text:p>
          </table:table-cell>
          <table:table-cell office:value-type="string">
            <text:p>يا</text:p>
          </table:table-cell>
          <table:table-cell office:value-type="string">
            <text:p>ي</text:p>
          </table:table-cell>
          <table:table-cell office:value-type="string">
            <text:p>የ</text:p>
          </table:table-cell>
          <table:table-cell office:value-type="string">
            <text:p>Ιι</text:p>
          </table:table-cell>
          <table:table-cell office:value-type="string">
            <text:p>Ii, Jj</text:p>
          </table:table-cell>
          <table:table-cell office:value-type="string">
            <text:p>Іі, Її, Јј</text:p>
          </table:table-cell>
          <table:table-cell office:value-type="string">
            <text:p>yōd</text:p>
          </table:table-cell>
          <table:table-cell office:value-type="string">
            <text:p>hand</text:p>
          </table:table-cell>
          <table:table-cell office:value-type="string">
            <text:p>y [j]</text:p>
          </table:table-cell>
          <table:table-cell office:value-type="string">
            <text:p>M4</text:p>
          </table:table-cell>
          <table:table-cell/>
          <table:table-cell office:value-type="string">
            <text:p>𓆳</text:p>
          </table:table-cell>
          <table:table-cell office:value-type="string">
            <text:p>Jana ♀ &lt;&gt; <text:s text:c="2"/>𓋴 Jagt Jahr</text:p>
          </table:table-cell>
          <table:table-cell office:value-type="string">
            <text:p>ia</text:p>
          </table:table-cell>
          <table:table-cell office:value-type="string">
            <text:p>𒐊 <text:s/>&lt;&gt; 𒊩 ?</text:p>
          </table:table-cell>
          <table:table-cell office:value-type="string">
            <text:p>亅 jué</text:p>
          </table:table-cell>
          <table:table-cell office:value-type="string">
            <text:p>j,ï,ei </text:p>
          </table:table-cell>
          <table:table-cell office:value-type="string">
            <text:p>ᛃ,ᛇ </text:p>
          </table:table-cell>
          <table:table-cell office:value-type="string">
            <text:p>j,ï,æ </text:p>
          </table:table-cell>
          <table:table-cell office:value-type="string">
            <text:p>/j/ /æː/ </text:p>
          </table:table-cell>
          <table:table-cell office:value-type="string">
            <text:p>*eī(h)waz </text:p>
          </table:table-cell>
          <table:table-cell office:value-type="string">
            <text:p>yew-tree / *jēra- year,harvest</text:p>
          </table:table-cell>
          <table:table-cell office:value-type="string">
            <text:p>ῖ</text:p>
          </table:table-cell>
          <table:table-cell office:value-type="string">
            <text:p>Ι͂</text:p>
          </table:table-cell>
        </table:table-row>
        <table:table-row table:style-name="ro2">
          <table:table-cell table:number-columns-repeated="3" office:value-type="string">
            <text:p>K</text:p>
          </table:table-cell>
          <table:table-cell office:value-type="string">
            <text:p>κ</text:p>
          </table:table-cell>
          <table:table-cell office:value-type="string">
            <text:p>Κ</text:p>
          </table:table-cell>
          <table:table-cell office:value-type="string">
            <text:p>kʰ</text:p>
          </table:table-cell>
          <table:table-cell office:value-type="string">
            <text:p>Ⲕ/Ϧ</text:p>
          </table:table-cell>
          <table:table-cell office:value-type="float" office:value="20">
            <text:p>20</text:p>
          </table:table-cell>
          <table:table-cell office:value-type="string">
            <text:p>𓎡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١,</text:p>
          </table:table-cell>
          <table:table-cell office:value-type="string">
            <text:p>Kaph</text:p>
          </table:table-cell>
          <table:table-cell office:value-type="string">
            <text:p>𐤊</text:p>
          </table:table-cell>
          <table:table-cell office:value-type="string">
            <text:p>10|11</text:p>
          </table:table-cell>
          <table:table-cell office:value-type="string">
            <text:p>δεκατ taKe</text:p>
          </table:table-cell>
          <table:table-cell office:value-type="string">
            <text:p>Кк</text:p>
          </table:table-cell>
          <table:table-cell office:value-type="string">
            <text:p>כך</text:p>
          </table:table-cell>
          <table:table-cell office:value-type="string">
            <text:p>ܟ</text:p>
          </table:table-cell>
          <table:table-cell office:value-type="string">
            <text:p>كا</text:p>
          </table:table-cell>
          <table:table-cell office:value-type="string">
            <text:p>ﻙ</text:p>
          </table:table-cell>
          <table:table-cell office:value-type="string">
            <text:p>ከ</text:p>
          </table:table-cell>
          <table:table-cell office:value-type="string">
            <text:p>Κκ</text:p>
          </table:table-cell>
          <table:table-cell office:value-type="string">
            <text:p>Kk</text:p>
          </table:table-cell>
          <table:table-cell office:value-type="string">
            <text:p>Кк</text:p>
          </table:table-cell>
          <table:table-cell office:value-type="string">
            <text:p>kāp</text:p>
          </table:table-cell>
          <table:table-cell office:value-type="string">
            <text:p>palm (of a hand)</text:p>
          </table:table-cell>
          <table:table-cell office:value-type="string">
            <text:p>k [k]</text:p>
          </table:table-cell>
          <table:table-cell office:value-type="string">
            <text:p>V31</text:p>
          </table:table-cell>
          <table:table-cell/>
          <table:table-cell office:value-type="string">
            <text:p>𓎡 𓂓</text:p>
          </table:table-cell>
          <table:table-cell office:value-type="string">
            <text:p>cup κu γru dju jug Krug carpal carpe-diem <text:s/>vs cap ~ kop!</text:p>
          </table:table-cell>
          <table:table-cell office:value-type="string">
            <text:p>K ḫal</text:p>
          </table:table-cell>
          <table:table-cell office:value-type="string">
            <text:p>𒋡 qa 𒄬</text:p>
          </table:table-cell>
          <table:table-cell office:value-type="string">
            <text:p>犭quǎn = κύων = chien (dog)</text:p>
          </table:table-cell>
          <table:table-cell office:value-type="string">
            <text:p>k </text:p>
          </table:table-cell>
          <table:table-cell office:value-type="string">
            <text:p>ᚲ </text:p>
          </table:table-cell>
          <table:table-cell office:value-type="string">
            <text:p>k (c) </text:p>
          </table:table-cell>
          <table:table-cell office:value-type="string">
            <text:p>/k/ </text:p>
          </table:table-cell>
          <table:table-cell office:value-type="string">
            <text:p>*kaunan </text:p>
          </table:table-cell>
          <table:table-cell office:value-type="string">
            <text:p>ulcer" *kenaz "torch</text:p>
          </table:table-cell>
          <table:table-cell office:value-type="string">
            <text:p>κ</text:p>
          </table:table-cell>
          <table:table-cell office:value-type="string">
            <text:p>Κ</text:p>
          </table:table-cell>
        </table:table-row>
        <table:table-row table:style-name="ro2">
          <table:table-cell table:number-columns-repeated="3" office:value-type="string">
            <text:p>L</text:p>
          </table:table-cell>
          <table:table-cell office:value-type="string">
            <text:p>λ</text:p>
          </table:table-cell>
          <table:table-cell office:value-type="string">
            <text:p>Λ</text:p>
          </table:table-cell>
          <table:table-cell office:value-type="string">
            <text:p>l</text:p>
          </table:table-cell>
          <table:table-cell office:value-type="string">
            <text:p>Ⲗ</text:p>
          </table:table-cell>
          <table:table-cell office:value-type="float" office:value="30">
            <text:p>30</text:p>
          </table:table-cell>
          <table:table-cell office:value-type="string">
            <text:p>𓏯</text:p>
          </table:table-cell>
          <table:table-cell/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٢, ١,</text:p>
          </table:table-cell>
          <table:table-cell office:value-type="string">
            <text:p>Lamedh</text:p>
          </table:table-cell>
          <table:table-cell office:value-type="string">
            <text:p>𐤋</text:p>
          </table:table-cell>
          <table:table-cell office:value-type="float" office:value="1">
            <text:p>1</text:p>
          </table:table-cell>
          <table:table-cell/>
          <table:table-cell office:value-type="string">
            <text:p>Лл</text:p>
          </table:table-cell>
          <table:table-cell office:value-type="string">
            <text:p>ל</text:p>
          </table:table-cell>
          <table:table-cell office:value-type="string">
            <text:p>ܠ</text:p>
          </table:table-cell>
          <table:table-cell office:value-type="string">
            <text:p>لا</text:p>
          </table:table-cell>
          <table:table-cell office:value-type="string">
            <text:p>ﻝ</text:p>
          </table:table-cell>
          <table:table-cell office:value-type="string">
            <text:p>ለ</text:p>
          </table:table-cell>
          <table:table-cell office:value-type="string">
            <text:p>Λλ</text:p>
          </table:table-cell>
          <table:table-cell office:value-type="string">
            <text:p>Ll</text:p>
          </table:table-cell>
          <table:table-cell office:value-type="string">
            <text:p>Лл</text:p>
          </table:table-cell>
          <table:table-cell office:value-type="string">
            <text:p>lāmed</text:p>
          </table:table-cell>
          <table:table-cell office:value-type="string">
            <text:p>goad lamm!</text:p>
          </table:table-cell>
          <table:table-cell office:value-type="string">
            <text:p>l [l]</text:p>
          </table:table-cell>
          <table:table-cell office:value-type="string">
            <text:p>Z5</text:p>
          </table:table-cell>
          <table:table-cell/>
          <table:table-cell office:value-type="string">
            <text:p>𓏯</text:p>
          </table:table-cell>
          <table:table-cell office:value-type="string">
            <text:p>L λ 𓍢 lu wu <text:s/>goad ~ guide lambs 𓋾 𓌀 ~ Lampe</text:p>
          </table:table-cell>
          <table:table-cell office:value-type="string">
            <text:p>lal</text:p>
          </table:table-cell>
          <table:table-cell office:value-type="string">
            <text:p>𒇲</text:p>
          </table:table-cell>
          <table:table-cell office:value-type="string">
            <text:p>了 le</text:p>
          </table:table-cell>
          <table:table-cell office:value-type="string">
            <text:p>l </text:p>
          </table:table-cell>
          <table:table-cell office:value-type="string">
            <text:p>ᛚ </text:p>
          </table:table-cell>
          <table:table-cell office:value-type="string">
            <text:p>l </text:p>
          </table:table-cell>
          <table:table-cell office:value-type="string">
            <text:p>/l/ </text:p>
          </table:table-cell>
          <table:table-cell office:value-type="string">
            <text:p>*laguz </text:p>
          </table:table-cell>
          <table:table-cell office:value-type="string">
            <text:p>water, lake" *laukaz "leek</text:p>
          </table:table-cell>
          <table:table-cell office:value-type="string">
            <text:p>λ</text:p>
          </table:table-cell>
          <table:table-cell office:value-type="string">
            <text:p>Λ</text:p>
          </table:table-cell>
        </table:table-row>
        <table:table-row table:style-name="ro2">
          <table:table-cell table:number-columns-repeated="3" office:value-type="string">
            <text:p>M</text:p>
          </table:table-cell>
          <table:table-cell office:value-type="string">
            <text:p>μ</text:p>
          </table:table-cell>
          <table:table-cell office:value-type="string">
            <text:p>Μ</text:p>
          </table:table-cell>
          <table:table-cell/>
          <table:table-cell office:value-type="string">
            <text:p>Ⲙ</text:p>
          </table:table-cell>
          <table:table-cell office:value-type="float" office:value="40">
            <text:p>40</text:p>
          </table:table-cell>
          <table:table-cell office:value-type="string">
            <text:p>𓈗 𓌳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٣,</text:p>
          </table:table-cell>
          <table:table-cell office:value-type="string">
            <text:p>Mem</text:p>
          </table:table-cell>
          <table:table-cell office:value-type="string">
            <text:p>𐤌</text:p>
          </table:table-cell>
          <table:table-cell office:value-type="float" office:value="3">
            <text:p>3</text:p>
          </table:table-cell>
          <table:table-cell/>
          <table:table-cell office:value-type="string">
            <text:p>Мм</text:p>
          </table:table-cell>
          <table:table-cell office:value-type="string">
            <text:p>מם</text:p>
          </table:table-cell>
          <table:table-cell office:value-type="string">
            <text:p>ܡ</text:p>
          </table:table-cell>
          <table:table-cell office:value-type="string">
            <text:p>ما</text:p>
          </table:table-cell>
          <table:table-cell office:value-type="string">
            <text:p>ﻡ</text:p>
          </table:table-cell>
          <table:table-cell office:value-type="string">
            <text:p>መ</text:p>
          </table:table-cell>
          <table:table-cell office:value-type="string">
            <text:p>Μμ</text:p>
          </table:table-cell>
          <table:table-cell office:value-type="string">
            <text:p>Mm</text:p>
          </table:table-cell>
          <table:table-cell office:value-type="string">
            <text:p>Мм</text:p>
          </table:table-cell>
          <table:table-cell office:value-type="string">
            <text:p>mēm</text:p>
          </table:table-cell>
          <table:table-cell office:value-type="string">
            <text:p>water!</text:p>
          </table:table-cell>
          <table:table-cell office:value-type="string">
            <text:p>m [m]</text:p>
          </table:table-cell>
          <table:table-cell office:value-type="string">
            <text:p>U1</text:p>
          </table:table-cell>
          <table:table-cell/>
          <table:table-cell office:value-type="string">
            <text:p>𓈗𓌳𓄠</text:p>
          </table:table-cell>
          <table:table-cell office:value-type="string">
            <text:p>Mare Mast <text:s/>μ 𓅱? 𒊩 MUNUS Mund Mumu? vs 𓂋</text:p>
          </table:table-cell>
          <table:table-cell office:value-type="string">
            <text:p>ma</text:p>
          </table:table-cell>
          <table:table-cell office:value-type="string">
            <text:p>𒈠 <text:s/>𒈫MIN 𒈪</text:p>
          </table:table-cell>
          <table:table-cell office:value-type="string">
            <text:p>門men 皿 mǐn <text:s/>冖 mi 宀 mián 木mu 毛 mao </text:p>
          </table:table-cell>
          <table:table-cell office:value-type="string">
            <text:p>m </text:p>
          </table:table-cell>
          <table:table-cell office:value-type="string">
            <text:p>ᛗ </text:p>
          </table:table-cell>
          <table:table-cell office:value-type="string">
            <text:p>m </text:p>
          </table:table-cell>
          <table:table-cell office:value-type="string">
            <text:p>/m/ </text:p>
          </table:table-cell>
          <table:table-cell office:value-type="string">
            <text:p>*mannaz </text:p>
          </table:table-cell>
          <table:table-cell office:value-type="string">
            <text:p>Man</text:p>
          </table:table-cell>
          <table:table-cell office:value-type="string">
            <text:p>μ</text:p>
          </table:table-cell>
          <table:table-cell office:value-type="string">
            <text:p>Μ</text:p>
          </table:table-cell>
        </table:table-row>
        <table:table-row table:style-name="ro3">
          <table:table-cell table:number-columns-repeated="3" office:value-type="string">
            <text:p>N</text:p>
          </table:table-cell>
          <table:table-cell office:value-type="string">
            <text:p>ν</text:p>
          </table:table-cell>
          <table:table-cell office:value-type="string">
            <text:p>Ν</text:p>
          </table:table-cell>
          <table:table-cell/>
          <table:table-cell office:value-type="string">
            <text:p>Ⲛ Ϣ!?</text:p>
          </table:table-cell>
          <table:table-cell office:value-type="string">
            <text:p>50 60</text:p>
          </table:table-cell>
          <table:table-cell office:value-type="string">
            <text:p>𓈖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٤, ٢</text:p>
          </table:table-cell>
          <table:table-cell office:value-type="string">
            <text:p>Nun</text:p>
          </table:table-cell>
          <table:table-cell office:value-type="string">
            <text:p>𐤍</text:p>
          </table:table-cell>
          <table:table-cell office:value-type="float" office:value="2">
            <text:p>2</text:p>
          </table:table-cell>
          <table:table-cell/>
          <table:table-cell office:value-type="string">
            <text:p>Нн</text:p>
          </table:table-cell>
          <table:table-cell office:value-type="string">
            <text:p>נן</text:p>
          </table:table-cell>
          <table:table-cell office:value-type="string">
            <text:p>ܢ</text:p>
          </table:table-cell>
          <table:table-cell table:style-name="ce8" office:value-type="string">
            <text:p>نا</text:p>
          </table:table-cell>
          <table:table-cell office:value-type="string">
            <text:p>ﻥ</text:p>
          </table:table-cell>
          <table:table-cell office:value-type="string">
            <text:p>ነ</text:p>
          </table:table-cell>
          <table:table-cell office:value-type="string">
            <text:p>Νν</text:p>
          </table:table-cell>
          <table:table-cell office:value-type="string">
            <text:p>Nn</text:p>
          </table:table-cell>
          <table:table-cell office:value-type="string">
            <text:p>Нн</text:p>
          </table:table-cell>
          <table:table-cell office:value-type="string">
            <text:p>nūn</text:p>
          </table:table-cell>
          <table:table-cell office:value-type="string">
            <text:p>snake snun</text:p>
          </table:table-cell>
          <table:table-cell office:value-type="string">
            <text:p>n [n]</text:p>
          </table:table-cell>
          <table:table-cell office:value-type="string">
            <text:p>N35</text:p>
          </table:table-cell>
          <table:table-cell/>
          <table:table-cell office:value-type="string">
            <text:p>𓈖𓌳</text:p>
          </table:table-cell>
          <table:table-cell office:value-type="string">
            <text:p>Nautik 牛 niú 鸟 μνo 乃 nǎi milk </text:p>
          </table:table-cell>
          <table:table-cell office:value-type="string">
            <text:p>na</text:p>
          </table:table-cell>
          <table:table-cell office:value-type="string">
            <text:p>𒈾 MUNUS 𒊩</text:p>
          </table:table-cell>
          <table:table-cell office:value-type="string">
            <text:p>宀 án </text:p>
          </table:table-cell>
          <table:table-cell office:value-type="string">
            <text:p>n </text:p>
          </table:table-cell>
          <table:table-cell office:value-type="string">
            <text:p>ᚾ </text:p>
          </table:table-cell>
          <table:table-cell office:value-type="string">
            <text:p>n </text:p>
          </table:table-cell>
          <table:table-cell office:value-type="string">
            <text:p>/n/ </text:p>
          </table:table-cell>
          <table:table-cell office:value-type="string">
            <text:p>*naudiz </text:p>
          </table:table-cell>
          <table:table-cell office:value-type="string">
            <text:p>need</text:p>
          </table:table-cell>
          <table:table-cell office:value-type="string">
            <text:p>ν</text:p>
          </table:table-cell>
          <table:table-cell office:value-type="string">
            <text:p>Ν</text:p>
          </table:table-cell>
        </table:table-row>
        <table:table-row table:style-name="ro2">
          <table:table-cell table:number-columns-repeated="3"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Ω</text:p>
          </table:table-cell>
          <table:table-cell/>
          <table:table-cell office:value-type="string">
            <text:p>Ⲟ</text:p>
          </table:table-cell>
          <table:table-cell office:value-type="float" office:value="70">
            <text:p>70</text:p>
          </table:table-cell>
          <table:table-cell office:value-type="string">
            <text:p>𓍯</text:p>
          </table:table-cell>
          <table:table-cell/>
          <table:table-cell office:value-type="string">
            <text:p>6 | 0</text:p>
          </table:table-cell>
          <table:table-cell office:value-type="string">
            <text:p>0 = zheiRoh</text:p>
          </table:table-cell>
          <table:table-cell office:value-type="string">
            <text:p>٥,</text:p>
          </table:table-cell>
          <table:table-cell office:value-type="string">
            <text:p>Ayin 1</text:p>
          </table:table-cell>
          <table:table-cell office:value-type="string">
            <text:p>𐤏</text:p>
          </table:table-cell>
          <table:table-cell office:value-type="string">
            <text:p>4 | 6</text:p>
          </table:table-cell>
          <table:table-cell office:value-type="float" office:value="40">
            <text:p>40</text:p>
          </table:table-cell>
          <table:table-cell office:value-type="string">
            <text:p>Оо</text:p>
          </table:table-cell>
          <table:table-cell office:value-type="string">
            <text:p>ע</text:p>
          </table:table-cell>
          <table:table-cell office:value-type="string">
            <text:p>ܥ</text:p>
          </table:table-cell>
          <table:table-cell office:value-type="string">
            <text:p>و</text:p>
          </table:table-cell>
          <table:table-cell office:value-type="string">
            <text:p>ع, غ</text:p>
          </table:table-cell>
          <table:table-cell office:value-type="string">
            <text:p>ዐ</text:p>
          </table:table-cell>
          <table:table-cell office:value-type="string">
            <text:p>Οο, Ωω</text:p>
          </table:table-cell>
          <table:table-cell office:value-type="string">
            <text:p>Oo</text:p>
          </table:table-cell>
          <table:table-cell office:value-type="string">
            <text:p>Оо</text:p>
          </table:table-cell>
          <table:table-cell office:value-type="string">
            <text:p>ʿayin</text:p>
          </table:table-cell>
          <table:table-cell office:value-type="string">
            <text:p>eye</text:p>
          </table:table-cell>
          <table:table-cell office:value-type="string">
            <text:p>ʿ [ʕ]</text:p>
          </table:table-cell>
          <table:table-cell office:value-type="string">
            <text:p>V4</text:p>
          </table:table-cell>
          <table:table-cell/>
          <table:table-cell office:value-type="string">
            <text:p>𓊪 𓍯</text:p>
          </table:table-cell>
          <table:table-cell office:value-type="string">
            <text:p>Rhoise ϱ vs 𓂝O(ben)</text:p>
          </table:table-cell>
          <table:table-cell office:value-type="string">
            <text:p>ḫo/ko</text:p>
          </table:table-cell>
          <table:table-cell office:value-type="string">
            <text:p>𒄭 <text:s/></text:p>
          </table:table-cell>
          <table:table-cell office:value-type="string">
            <text:p>口 O / kǒu → 阿 ābc <text:s/>吖 ā oy!</text:p>
          </table:table-cell>
          <table:table-cell office:value-type="string">
            <text:p>o </text:p>
          </table:table-cell>
          <table:table-cell office:value-type="string">
            <text:p>ᛟ </text:p>
          </table:table-cell>
          <table:table-cell office:value-type="string">
            <text:p>o </text:p>
          </table:table-cell>
          <table:table-cell office:value-type="string">
            <text:p>/o(ː)/ </text:p>
          </table:table-cell>
          <table:table-cell office:value-type="string">
            <text:p>*ōþila-/*ōþala- </text:p>
          </table:table-cell>
          <table:table-cell office:value-type="string">
            <text:p>heritage, estate, possession</text:p>
          </table:table-cell>
          <table:table-cell office:value-type="string">
            <text:p>o ό ό ὁ ὀ ὄ ω</text:p>
          </table:table-cell>
          <table:table-cell office:value-type="string">
            <text:p>Ω O Ό Ό Ὁ Ὀ Ὄ</text:p>
          </table:table-cell>
        </table:table-row>
        <table:table-row table:style-name="ro2">
          <table:table-cell table:number-columns-repeated="3" office:value-type="string">
            <text:p>P</text:p>
          </table:table-cell>
          <table:table-cell office:value-type="string">
            <text:p>π</text:p>
          </table:table-cell>
          <table:table-cell office:value-type="string">
            <text:p>Π</text:p>
          </table:table-cell>
          <table:table-cell office:value-type="string">
            <text:p>pʰ</text:p>
          </table:table-cell>
          <table:table-cell office:value-type="string">
            <text:p>Ⲡ</text:p>
          </table:table-cell>
          <table:table-cell office:value-type="float" office:value="80">
            <text:p>80</text:p>
          </table:table-cell>
          <table:table-cell office:value-type="string">
            <text:p>𓊪</text:p>
          </table:table-cell>
          <table:table-cell/>
          <table:table-cell office:value-type="string">
            <text:p>0 | 5</text:p>
          </table:table-cell>
          <table:table-cell office:value-type="string">
            <text:p>* = primus</text:p>
          </table:table-cell>
          <table:table-cell office:value-type="string">
            <text:p>٦,</text:p>
          </table:table-cell>
          <table:table-cell office:value-type="string">
            <text:p>zPe 2</text:p>
          </table:table-cell>
          <table:table-cell office:value-type="string">
            <text:p>𐤐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Пп</text:p>
          </table:table-cell>
          <table:table-cell office:value-type="string">
            <text:p>פף</text:p>
          </table:table-cell>
          <table:table-cell office:value-type="string">
            <text:p>ܦ</text:p>
          </table:table-cell>
          <table:table-cell office:value-type="string">
            <text:p>!ط</text:p>
          </table:table-cell>
          <table:table-cell office:value-type="string">
            <text:p>ف</text:p>
          </table:table-cell>
          <table:table-cell office:value-type="string">
            <text:p>ፈ</text:p>
          </table:table-cell>
          <table:table-cell office:value-type="string">
            <text:p>Ππ</text:p>
          </table:table-cell>
          <table:table-cell office:value-type="string">
            <text:p>Pp</text:p>
          </table:table-cell>
          <table:table-cell office:value-type="string">
            <text:p>Пп</text:p>
          </table:table-cell>
          <table:table-cell office:value-type="string">
            <text:p>pē</text:p>
          </table:table-cell>
          <table:table-cell office:value-type="string">
            <text:p>mouth ?</text:p>
          </table:table-cell>
          <table:table-cell office:value-type="string">
            <text:p>p [p]</text:p>
          </table:table-cell>
          <table:table-cell office:value-type="string">
            <text:p>Q3</text:p>
          </table:table-cell>
          <table:table-cell/>
          <table:table-cell office:value-type="string">
            <text:p>𓊪 𓊹</text:p>
          </table:table-cell>
          <table:table-cell office:value-type="string">
            <text:p>Phoo(nix) π 𒉺 匹 pi</text:p>
          </table:table-cell>
          <table:table-cell office:value-type="string">
            <text:p>pha / ḫeadt</text:p>
          </table:table-cell>
          <table:table-cell office:value-type="string">
            <text:p>𒉺 pou 𒇥 (q)up𒌒</text:p>
          </table:table-cell>
          <table:table-cell office:value-type="string">
            <text:p>匹 pi <text:s/>片 piàn &lt;&gt; who 问 文 wén</text:p>
          </table:table-cell>
          <table:table-cell office:value-type="string">
            <text:p>p </text:p>
          </table:table-cell>
          <table:table-cell office:value-type="string">
            <text:p>ᛈ </text:p>
          </table:table-cell>
          <table:table-cell office:value-type="string">
            <text:p>p </text:p>
          </table:table-cell>
          <table:table-cell office:value-type="string">
            <text:p>/p/ </text:p>
          </table:table-cell>
          <table:table-cell office:value-type="string">
            <text:p>*perþ- </text:p>
          </table:table-cell>
          <table:table-cell office:value-type="string">
            <text:p>meaning unclear, perhaps "pear-tree".</text:p>
          </table:table-cell>
          <table:table-cell office:value-type="string">
            <text:p>π</text:p>
          </table:table-cell>
          <table:table-cell office:value-type="string">
            <text:p>Π</text:p>
          </table:table-cell>
        </table:table-row>
        <table:table-row table:style-name="ro2">
          <table:table-cell table:number-columns-repeated="3" office:value-type="string">
            <text:p>Q</text:p>
          </table:table-cell>
          <table:table-cell office:value-type="string">
            <text:p>ϐ</text:p>
          </table:table-cell>
          <table:table-cell office:value-type="string">
            <text:p>Ϙ</text:p>
          </table:table-cell>
          <table:table-cell/>
          <table:table-cell office:value-type="string">
            <text:p>Ϥ/Ϭ</text:p>
          </table:table-cell>
          <table:table-cell office:value-type="float" office:value="90">
            <text:p>90</text:p>
          </table:table-cell>
          <table:table-cell office:value-type="string">
            <text:p>𓏘 <text:s/>𓁷 </text:p>
          </table:table-cell>
          <table:table-cell office:value-type="string">
            <text:p>Iq moi</text:p>
          </table:table-cell>
          <table:table-cell office:value-type="float" office:value="1">
            <text:p>1</text:p>
          </table:table-cell>
          <table:table-cell office:value-type="string">
            <text:p>iq-Kopf </text:p>
          </table:table-cell>
          <table:table-cell office:value-type="string">
            <text:p>٧,</text:p>
          </table:table-cell>
          <table:table-cell office:value-type="string">
            <text:p>Qoph 3</text:p>
          </table:table-cell>
          <table:table-cell office:value-type="string">
            <text:p>𐤒</text:p>
          </table:table-cell>
          <table:table-cell office:value-type="string">
            <text:p>8 | 6</text:p>
          </table:table-cell>
          <table:table-cell office:value-type="float" office:value="100">
            <text:p>100</text:p>
          </table:table-cell>
          <table:table-cell office:value-type="string">
            <text:p>(Ҁҁ)</text:p>
          </table:table-cell>
          <table:table-cell office:value-type="string">
            <text:p>ק</text:p>
          </table:table-cell>
          <table:table-cell office:value-type="string">
            <text:p>ܩ</text:p>
          </table:table-cell>
          <table:table-cell office:value-type="string">
            <text:p>اقا</text:p>
          </table:table-cell>
          <table:table-cell office:value-type="string">
            <text:p>ﻕ</text:p>
          </table:table-cell>
          <table:table-cell office:value-type="string">
            <text:p>ቀ</text:p>
          </table:table-cell>
          <table:table-cell office:value-type="string">
            <text:p>(Ϙϙ), poss. Φφ, Ψψ</text:p>
          </table:table-cell>
          <table:table-cell office:value-type="string">
            <text:p>Qq</text:p>
          </table:table-cell>
          <table:table-cell office:value-type="string">
            <text:p>(Ҁҁ)</text:p>
          </table:table-cell>
          <table:table-cell office:value-type="string">
            <text:p>qōp</text:p>
          </table:table-cell>
          <table:table-cell office:value-type="string">
            <text:p>needle eye=kopf</text:p>
          </table:table-cell>
          <table:table-cell office:value-type="string">
            <text:p>q kˤ</text:p>
          </table:table-cell>
          <table:table-cell office:value-type="string">
            <text:p>N29</text:p>
          </table:table-cell>
          <table:table-cell/>
          <table:table-cell office:value-type="string">
            <text:p>𓏘 <text:s/>𓁷 </text:p>
          </table:table-cell>
          <table:table-cell office:value-type="string">
            <text:p>Quarꜩ Kuh.erz Ɠum 𓁷 Kopf 𐤒</text:p>
          </table:table-cell>
          <table:table-cell office:value-type="string">
            <text:p>qu(p)</text:p>
          </table:table-cell>
          <table:table-cell office:value-type="string">
            <text:p>𒆪 𒌆 𒌒 𒅗 ka/pu mouth</text:p>
          </table:table-cell>
          <table:table-cell office:value-type="string">
            <text:p>甲 kōpp gap ‘nail head’ Ϙ QED <text:s/>曰yuē speaka 月moond </text:p>
          </table:table-cell>
          <table:table-cell office:value-type="string">
            <text:p>o </text:p>
          </table:table-cell>
          <table:table-cell office:value-type="string">
            <text:p>ᛟ </text:p>
          </table:table-cell>
          <table:table-cell office:value-type="string">
            <text:p>o </text:p>
          </table:table-cell>
          <table:table-cell office:value-type="string">
            <text:p>/o(ː)/ </text:p>
          </table:table-cell>
          <table:table-cell office:value-type="string">
            <text:p>*ōþila-/*ōþala- </text:p>
          </table:table-cell>
          <table:table-cell office:value-type="string">
            <text:p>heritage, estate, possession</text:p>
          </table:table-cell>
          <table:table-cell office:value-type="string">
            <text:p>ϐ</text:p>
          </table:table-cell>
          <table:table-cell office:value-type="string">
            <text:p>Β</text:p>
          </table:table-cell>
        </table:table-row>
        <table:table-row table:style-name="ro2">
          <table:table-cell table:number-columns-repeated="3" office:value-type="string">
            <text:p>R</text:p>
          </table:table-cell>
          <table:table-cell office:value-type="string">
            <text:p>ρ γ</text:p>
          </table:table-cell>
          <table:table-cell office:value-type="string">
            <text:p>Ρ</text:p>
          </table:table-cell>
          <table:table-cell/>
          <table:table-cell office:value-type="string">
            <text:p>Ⲣ/Ⳁ</text:p>
          </table:table-cell>
          <table:table-cell office:value-type="float" office:value="100">
            <text:p>100</text:p>
          </table:table-cell>
          <table:table-cell office:value-type="string">
            <text:p>𓂋 𓁶</text:p>
          </table:table-cell>
          <table:table-cell office:value-type="string">
            <text:p>tjur𓎡</text:p>
          </table:table-cell>
          <table:table-cell office:value-type="float" office:value="2">
            <text:p>2</text:p>
          </table:table-cell>
          <table:table-cell office:value-type="string">
            <text:p>er</text:p>
          </table:table-cell>
          <table:table-cell office:value-type="string">
            <text:p>٨,٩,</text:p>
          </table:table-cell>
          <table:table-cell office:value-type="string">
            <text:p>Resh 4</text:p>
          </table:table-cell>
          <table:table-cell office:value-type="string">
            <text:p>𐤓</text:p>
          </table:table-cell>
          <table:table-cell office:value-type="float" office:value="9">
            <text:p>9</text:p>
          </table:table-cell>
          <table:table-cell table:style-name="ce7" office:value-type="string">
            <text:p>? 100</text:p>
          </table:table-cell>
          <table:table-cell office:value-type="string">
            <text:p>Рр</text:p>
          </table:table-cell>
          <table:table-cell office:value-type="string">
            <text:p>ר</text:p>
          </table:table-cell>
          <table:table-cell office:value-type="string">
            <text:p>ܪ</text:p>
          </table:table-cell>
          <table:table-cell office:value-type="string">
            <text:p>پ پا</text:p>
          </table:table-cell>
          <table:table-cell office:value-type="string">
            <text:p>ﺭ</text:p>
          </table:table-cell>
          <table:table-cell office:value-type="string">
            <text:p>ረ</text:p>
          </table:table-cell>
          <table:table-cell office:value-type="string">
            <text:p>Ρρ</text:p>
          </table:table-cell>
          <table:table-cell office:value-type="string">
            <text:p>Rr</text:p>
          </table:table-cell>
          <table:table-cell office:value-type="string">
            <text:p>Рр</text:p>
          </table:table-cell>
          <table:table-cell office:value-type="string">
            <text:p>rēš</text:p>
          </table:table-cell>
          <table:table-cell office:value-type="string">
            <text:p>head</text:p>
          </table:table-cell>
          <table:table-cell office:value-type="string">
            <text:p>r [r]</text:p>
          </table:table-cell>
          <table:table-cell office:value-type="string">
            <text:p>D21</text:p>
          </table:table-cell>
          <table:table-cell/>
          <table:table-cell office:value-type="string">
            <text:p>𓂋 𓁶</text:p>
          </table:table-cell>
          <table:table-cell office:value-type="string">
            <text:p>(ph)rēš ratio head 𒊕 =&gt; 𒅗 Reuse? mouth</text:p>
          </table:table-cell>
          <table:table-cell office:value-type="string">
            <text:p>ru re ri rad/t</text:p>
          </table:table-cell>
          <table:table-cell office:value-type="string">
            <text:p>𒊒 𒊑 𒋥 𒊕 res</text:p>
          </table:table-cell>
          <table:table-cell office:value-type="string">
            <text:p>人 (亻,𠆢) <text:s/>入 八 日ri</text:p>
          </table:table-cell>
          <table:table-cell office:value-type="string">
            <text:p>r </text:p>
          </table:table-cell>
          <table:table-cell office:value-type="string">
            <text:p>ᚱ </text:p>
          </table:table-cell>
          <table:table-cell office:value-type="string">
            <text:p>r </text:p>
          </table:table-cell>
          <table:table-cell office:value-type="string">
            <text:p>/r/ </text:p>
          </table:table-cell>
          <table:table-cell office:value-type="string">
            <text:p>*raidō </text:p>
          </table:table-cell>
          <table:table-cell office:value-type="string">
            <text:p>ride, journey</text:p>
          </table:table-cell>
          <table:table-cell office:value-type="string">
            <text:p>ρ γ</text:p>
          </table:table-cell>
          <table:table-cell office:value-type="string">
            <text:p>Ρ Γ</text:p>
          </table:table-cell>
        </table:table-row>
        <table:table-row table:style-name="ro2">
          <table:table-cell table:number-columns-repeated="3" office:value-type="string">
            <text:p>S</text:p>
          </table:table-cell>
          <table:table-cell office:value-type="string">
            <text:p>σ ς</text:p>
          </table:table-cell>
          <table:table-cell office:value-type="string">
            <text:p>Σ</text:p>
          </table:table-cell>
          <table:table-cell/>
          <table:table-cell office:value-type="string">
            <text:p>Ⲋ/Ⲥ/Ϭ</text:p>
          </table:table-cell>
          <table:table-cell office:value-type="string">
            <text:p>6|200</text:p>
          </table:table-cell>
          <table:table-cell office:value-type="string">
            <text:p>𓋴</text:p>
          </table:table-cell>
          <table:table-cell office:value-type="string">
            <text:p>she</text:p>
          </table:table-cell>
          <table:table-cell office:value-type="float" office:value="3">
            <text:p>3</text:p>
          </table:table-cell>
          <table:table-cell office:value-type="string">
            <text:p>sie</text:p>
          </table:table-cell>
          <table:table-cell office:value-type="string">
            <text:p>٩,</text:p>
          </table:table-cell>
          <table:table-cell office:value-type="string">
            <text:p>Sadek 5</text:p>
          </table:table-cell>
          <table:table-cell office:value-type="string">
            <text:p>𐤑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string">
            <text:p>Цц, Чч, Џџ</text:p>
          </table:table-cell>
          <table:table-cell office:value-type="string">
            <text:p>צץ</text:p>
          </table:table-cell>
          <table:table-cell office:value-type="string">
            <text:p>ܨ</text:p>
          </table:table-cell>
          <table:table-cell/>
          <table:table-cell office:value-type="string">
            <text:p>ص, ض</text:p>
          </table:table-cell>
          <table:table-cell office:value-type="string">
            <text:p>ጸ, ጰ, ፀ</text:p>
          </table:table-cell>
          <table:table-cell office:value-type="string">
            <text:p>Σς (Ϻϻ)</text:p>
          </table:table-cell>
          <table:table-cell office:value-type="string">
            <text:p>—</text:p>
          </table:table-cell>
          <table:table-cell office:value-type="string">
            <text:p>Цц, Чч, Џџ</text:p>
          </table:table-cell>
          <table:table-cell office:value-type="string">
            <text:p>ṣādē</text:p>
          </table:table-cell>
          <table:table-cell office:value-type="string">
            <text:p>(s)hunt 𓄝 shot</text:p>
          </table:table-cell>
          <table:table-cell office:value-type="string">
            <text:p>ṣ [sˤ]</text:p>
          </table:table-cell>
          <table:table-cell office:value-type="string">
            <text:p>S29</text:p>
          </table:table-cell>
          <table:table-cell/>
          <table:table-cell office:value-type="string">
            <text:p>𓋴</text:p>
          </table:table-cell>
          <table:table-cell office:value-type="string">
            <text:p>S ß δ Γ shut 𓄝 Jagt schade Saturn 𓄞 vs <text:s/>𓆰 nat.šar 𒊬 </text:p>
          </table:table-cell>
          <table:table-cell office:value-type="string">
            <text:p>sa eš eš še </text:p>
          </table:table-cell>
          <table:table-cell office:value-type="string">
            <text:p>𒊓 𒌍 𒐁 𒊺</text:p>
          </table:table-cell>
          <table:table-cell office:value-type="string">
            <text:p>尸 shi 屮 che 殳 shū 𓄝</text:p>
          </table:table-cell>
          <table:table-cell office:value-type="string">
            <text:p>s </text:p>
          </table:table-cell>
          <table:table-cell office:value-type="string">
            <text:p>ᛊᛋ </text:p>
          </table:table-cell>
          <table:table-cell office:value-type="string">
            <text:p>s </text:p>
          </table:table-cell>
          <table:table-cell office:value-type="string">
            <text:p>/s/ </text:p>
          </table:table-cell>
          <table:table-cell office:value-type="string">
            <text:p>*sōwilō </text:p>
          </table:table-cell>
          <table:table-cell office:value-type="string">
            <text:p>Sun</text:p>
          </table:table-cell>
          <table:table-cell office:value-type="string">
            <text:p>σ ς</text:p>
          </table:table-cell>
          <table:table-cell office:value-type="string">
            <text:p>Σ Σ</text:p>
          </table:table-cell>
        </table:table-row>
        <table:table-row table:style-name="ro2">
          <table:table-cell table:number-columns-repeated="3" office:value-type="string">
            <text:p>T</text:p>
          </table:table-cell>
          <table:table-cell office:value-type="string">
            <text:p>τ θ</text:p>
          </table:table-cell>
          <table:table-cell office:value-type="string">
            <text:p>Τ</text:p>
          </table:table-cell>
          <table:table-cell/>
          <table:table-cell office:value-type="string">
            <text:p>Ⲧ/Ϯ</text:p>
          </table:table-cell>
          <table:table-cell office:value-type="float" office:value="300">
            <text:p>300</text:p>
          </table:table-cell>
          <table:table-cell office:value-type="string">
            <text:p>𓏏</text:p>
          </table:table-cell>
          <table:table-cell office:value-type="string">
            <text:p>it</text:p>
          </table:table-cell>
          <table:table-cell office:value-type="float" office:value="4">
            <text:p>4</text:p>
          </table:table-cell>
          <table:table-cell office:value-type="string">
            <text:p>It</text:p>
          </table:table-cell>
          <table:table-cell office:value-type="string">
            <text:p>٠,</text:p>
          </table:table-cell>
          <table:table-cell office:value-type="string">
            <text:p>Taw</text:p>
          </table:table-cell>
          <table:table-cell office:value-type="string">
            <text:p>𐤕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Тт</text:p>
          </table:table-cell>
          <table:table-cell office:value-type="string">
            <text:p>ת ט</text:p>
          </table:table-cell>
          <table:table-cell office:value-type="string">
            <text:p>ܬ</text:p>
          </table:table-cell>
          <table:table-cell office:value-type="string">
            <text:p>اتا</text:p>
          </table:table-cell>
          <table:table-cell office:value-type="string">
            <text:p>ت ث ط</text:p>
          </table:table-cell>
          <table:table-cell office:value-type="string">
            <text:p>ተ, ፐ (?)</text:p>
          </table:table-cell>
          <table:table-cell office:value-type="string">
            <text:p>Ττ</text:p>
          </table:table-cell>
          <table:table-cell office:value-type="string">
            <text:p>Tt</text:p>
          </table:table-cell>
          <table:table-cell office:value-type="string">
            <text:p>Тт</text:p>
          </table:table-cell>
          <table:table-cell office:value-type="string">
            <text:p>tāw</text:p>
          </table:table-cell>
          <table:table-cell office:value-type="string">
            <text:p>mark</text:p>
          </table:table-cell>
          <table:table-cell office:value-type="string">
            <text:p>t [t]</text:p>
          </table:table-cell>
          <table:table-cell office:value-type="string">
            <text:p>X1</text:p>
          </table:table-cell>
          <table:table-cell/>
          <table:table-cell office:value-type="string">
            <text:p>𓏏</text:p>
          </table:table-cell>
          <table:table-cell office:value-type="string">
            <text:p>Tee <text:s/>broTH breaD <text:s/></text:p>
          </table:table-cell>
          <table:table-cell office:value-type="string">
            <text:p>dáš,tiš</text:p>
          </table:table-cell>
          <table:table-cell office:value-type="string">
            <text:p>𒁹 𒌓</text:p>
          </table:table-cell>
          <table:table-cell office:value-type="string">
            <text:p>亠 土 tu 斗 dou:duell 头 tou=top</text:p>
          </table:table-cell>
          <table:table-cell office:value-type="string">
            <text:p>t </text:p>
          </table:table-cell>
          <table:table-cell office:value-type="string">
            <text:p>ᛏ </text:p>
          </table:table-cell>
          <table:table-cell office:value-type="string">
            <text:p>t </text:p>
          </table:table-cell>
          <table:table-cell office:value-type="string">
            <text:p>/t/ </text:p>
          </table:table-cell>
          <table:table-cell office:value-type="string">
            <text:p>*tīwaz/*teiwaz </text:p>
          </table:table-cell>
          <table:table-cell office:value-type="string">
            <text:p>the god Tiwaz</text:p>
          </table:table-cell>
          <table:table-cell office:value-type="string">
            <text:p>τ θ</text:p>
          </table:table-cell>
          <table:table-cell office:value-type="string">
            <text:p>Τ Θ</text:p>
          </table:table-cell>
        </table:table-row>
        <table:table-row table:style-name="ro2">
          <table:table-cell table:number-columns-repeated="3" office:value-type="string">
            <text:p>U</text:p>
          </table:table-cell>
          <table:table-cell office:value-type="string">
            <text:p>υ</text:p>
          </table:table-cell>
          <table:table-cell office:value-type="string">
            <text:p>ΥΩ</text:p>
          </table:table-cell>
          <table:table-cell/>
          <table:table-cell office:value-type="string">
            <text:p>Ⲱ/Ⲩ</text:p>
          </table:table-cell>
          <table:table-cell office:value-type="float" office:value="400">
            <text:p>400</text:p>
          </table:table-cell>
          <table:table-cell office:value-type="string">
            <text:p>𓅱</text:p>
          </table:table-cell>
          <table:table-cell office:value-type="string">
            <text:p>we, moi</text:p>
          </table:table-cell>
          <table:table-cell office:value-type="float" office:value="5">
            <text:p>5</text:p>
          </table:table-cell>
          <table:table-cell office:value-type="string">
            <text:p>Phuor</text:p>
          </table:table-cell>
          <table:table-cell office:value-type="string">
            <text:p>٥,</text:p>
          </table:table-cell>
          <table:table-cell office:value-type="string">
            <text:p>Waw</text:p>
          </table:table-cell>
          <table:table-cell office:value-type="string">
            <text:p>𐤅</text:p>
          </table:table-cell>
          <table:table-cell table:number-columns-repeated="2"/>
          <table:table-cell office:value-type="string">
            <text:p>Ѵѵ, Уу</text:p>
          </table:table-cell>
          <table:table-cell office:value-type="string">
            <text:p>ו</text:p>
          </table:table-cell>
          <table:table-cell office:value-type="string">
            <text:p>ܘ</text:p>
          </table:table-cell>
          <table:table-cell office:value-type="string">
            <text:p>اوا</text:p>
          </table:table-cell>
          <table:table-cell office:value-type="string">
            <text:p>ﻭ</text:p>
          </table:table-cell>
          <table:table-cell office:value-type="string">
            <text:p>ወ</text:p>
          </table:table-cell>
          <table:table-cell office:value-type="string">
            <text:p>(Ϝϝ), Υυ</text:p>
          </table:table-cell>
          <table:table-cell office:value-type="string">
            <text:p>Ff, Uu, Vv, Yy, Ww</text:p>
          </table:table-cell>
          <table:table-cell office:value-type="string">
            <text:p>(Ѵѵ), Уу, Ўў</text:p>
          </table:table-cell>
          <table:table-cell office:value-type="string">
            <text:p>wāw</text:p>
          </table:table-cell>
          <table:table-cell office:value-type="string">
            <text:p>hook</text:p>
          </table:table-cell>
          <table:table-cell office:value-type="string">
            <text:p>w [w]</text:p>
          </table:table-cell>
          <table:table-cell office:value-type="string">
            <text:p>G43</text:p>
          </table:table-cell>
          <table:table-cell/>
          <table:table-cell office:value-type="string">
            <text:p>𓅱</text:p>
          </table:table-cell>
          <table:table-cell office:value-type="string">
            <text:p>kück.hENn</text:p>
          </table:table-cell>
          <table:table-cell office:value-type="string">
            <text:p>u ú</text:p>
          </table:table-cell>
          <table:table-cell office:value-type="string">
            <text:p>𒌋 𒌑</text:p>
          </table:table-cell>
          <table:table-cell/>
          <table:table-cell office:value-type="string">
            <text:p>u </text:p>
          </table:table-cell>
          <table:table-cell office:value-type="string">
            <text:p>ᚢ </text:p>
          </table:table-cell>
          <table:table-cell office:value-type="string">
            <text:p>u </text:p>
          </table:table-cell>
          <table:table-cell office:value-type="string">
            <text:p>/u(ː)/ </text:p>
          </table:table-cell>
          <table:table-cell office:value-type="string">
            <text:p>*ūruz </text:p>
          </table:table-cell>
          <table:table-cell office:value-type="string">
            <text:p>aurochs</text:p>
          </table:table-cell>
          <table:table-cell office:value-type="string">
            <text:p>υ</text:p>
          </table:table-cell>
          <table:table-cell office:value-type="string">
            <text:p>Υ</text:p>
          </table:table-cell>
        </table:table-row>
        <table:table-row table:style-name="ro2">
          <table:table-cell table:number-columns-repeated="2"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υφ</text:p>
          </table:table-cell>
          <table:table-cell office:value-type="string">
            <text:p>ΦΥ</text:p>
          </table:table-cell>
          <table:table-cell/>
          <table:table-cell office:value-type="string">
            <text:p>Ⲫ</text:p>
          </table:table-cell>
          <table:table-cell office:value-type="float" office:value="500">
            <text:p>500</text:p>
          </table:table-cell>
          <table:table-cell office:value-type="string">
            <text:p>𓆑 </text:p>
          </table:table-cell>
          <table:table-cell office:value-type="string">
            <text:p>sin</text:p>
          </table:table-cell>
          <table:table-cell office:value-type="float" office:value="6">
            <text:p>6</text:p>
          </table:table-cell>
          <table:table-cell office:value-type="string">
            <text:p>Sun, Ra v?</text:p>
          </table:table-cell>
          <table:table-cell office:value-type="string">
            <text:p>٦,</text:p>
          </table:table-cell>
          <table:table-cell office:value-type="string">
            <text:p>Waw</text:p>
          </table:table-cell>
          <table:table-cell office:value-type="string">
            <text:p>𐤅</text:p>
          </table:table-cell>
          <table:table-cell table:number-columns-repeated="2"/>
          <table:table-cell office:value-type="string">
            <text:p>(Ѵѵ), Уу, Ўў</text:p>
          </table:table-cell>
          <table:table-cell office:value-type="string">
            <text:p>ו</text:p>
          </table:table-cell>
          <table:table-cell office:value-type="string">
            <text:p>ܘ</text:p>
          </table:table-cell>
          <table:table-cell office:value-type="string">
            <text:p>فا(f) ڤ</text:p>
          </table:table-cell>
          <table:table-cell office:value-type="string">
            <text:p>ﻭ</text:p>
          </table:table-cell>
          <table:table-cell office:value-type="string">
            <text:p>ወ</text:p>
          </table:table-cell>
          <table:table-cell office:value-type="string">
            <text:p>(Ϝϝ), Υυ</text:p>
          </table:table-cell>
          <table:table-cell office:value-type="string">
            <text:p>Ff, Uu, Vv, Yy, Ww</text:p>
          </table:table-cell>
          <table:table-cell office:value-type="string">
            <text:p>(Ѵѵ), Уу, Ўў</text:p>
          </table:table-cell>
          <table:table-cell office:value-type="string">
            <text:p>wāw</text:p>
          </table:table-cell>
          <table:table-cell office:value-type="string">
            <text:p>hook</text:p>
          </table:table-cell>
          <table:table-cell office:value-type="string">
            <text:p>w [w]</text:p>
          </table:table-cell>
          <table:table-cell office:value-type="string">
            <text:p>I9</text:p>
          </table:table-cell>
          <table:table-cell/>
          <table:table-cell office:value-type="string">
            <text:p>𓆑 </text:p>
          </table:table-cell>
          <table:table-cell office:value-type="string">
            <text:p>phython = PhSn</text:p>
          </table:table-cell>
          <table:table-cell office:value-type="string">
            <text:p>v</text:p>
          </table:table-cell>
          <table:table-cell office:value-type="string">
            <text:p>𒌋 <text:s/>vu</text:p>
          </table:table-cell>
          <table:table-cell office:value-type="string">
            <text:p>巫 Voodoo</text:p>
          </table:table-cell>
          <table:table-cell table:number-columns-repeated="6"/>
          <table:table-cell office:value-type="string">
            <text:p>υ &lt;&gt; φ β</text:p>
          </table:table-cell>
          <table:table-cell office:value-type="string">
            <text:p>ΦΥ</text:p>
          </table:table-cell>
        </table:table-row>
        <table:table-row table:style-name="ro2">
          <table:table-cell office:value-type="string">
            <text:p>W UU</text:p>
          </table:table-cell>
          <table:table-cell table:number-columns-repeated="2" office:value-type="string">
            <text:p>W</text:p>
          </table:table-cell>
          <table:table-cell office:value-type="string">
            <text:p>ω</text:p>
          </table:table-cell>
          <table:table-cell office:value-type="string">
            <text:p>Ω͂</text:p>
          </table:table-cell>
          <table:table-cell office:value-type="string">
            <text:p>ō oː</text:p>
          </table:table-cell>
          <table:table-cell office:value-type="string">
            <text:p>Ⲱ</text:p>
          </table:table-cell>
          <table:table-cell office:value-type="float" office:value="800">
            <text:p>800</text:p>
          </table:table-cell>
          <table:table-cell office:value-type="string">
            <text:p>𓅳</text:p>
          </table:table-cell>
          <table:table-cell office:value-type="string">
            <text:p>them</text:p>
          </table:table-cell>
          <table:table-cell office:value-type="float" office:value="7">
            <text:p>7</text:p>
          </table:table-cell>
          <table:table-cell office:value-type="string">
            <text:p>Muun</text:p>
          </table:table-cell>
          <table:table-cell office:value-type="string">
            <text:p>٧,</text:p>
          </table:table-cell>
          <table:table-cell office:value-type="string">
            <text:p>Waw</text:p>
          </table:table-cell>
          <table:table-cell office:value-type="string">
            <text:p>𐤅</text:p>
          </table:table-cell>
          <table:table-cell table:number-columns-repeated="2"/>
          <table:table-cell office:value-type="string">
            <text:p>(Ѵѵ), Уу, Ўў</text:p>
          </table:table-cell>
          <table:table-cell office:value-type="string">
            <text:p>ו</text:p>
          </table:table-cell>
          <table:table-cell office:value-type="string">
            <text:p>ܘ</text:p>
          </table:table-cell>
          <table:table-cell office:value-type="string">
            <text:p><text:s/>ڤ اوا</text:p>
          </table:table-cell>
          <table:table-cell office:value-type="string">
            <text:p>ﻭ</text:p>
          </table:table-cell>
          <table:table-cell office:value-type="string">
            <text:p>ወ</text:p>
          </table:table-cell>
          <table:table-cell office:value-type="string">
            <text:p>(Ϝϝ), Υυ</text:p>
          </table:table-cell>
          <table:table-cell office:value-type="string">
            <text:p>Ff, Uu, Vv, Yy, Ww</text:p>
          </table:table-cell>
          <table:table-cell office:value-type="string">
            <text:p>(Ѵѵ), Уу, Ўў</text:p>
          </table:table-cell>
          <table:table-cell office:value-type="string">
            <text:p>wāw</text:p>
          </table:table-cell>
          <table:table-cell office:value-type="string">
            <text:p>hook</text:p>
          </table:table-cell>
          <table:table-cell office:value-type="string">
            <text:p>w [w]</text:p>
          </table:table-cell>
          <table:table-cell table:number-columns-repeated="2"/>
          <table:table-cell office:value-type="string">
            <text:p>𓅳</text:p>
          </table:table-cell>
          <table:table-cell office:value-type="string">
            <text:p>𓅱+𓅱= hUhn <text:s/>ω 𓍢 wu(n) 乌 wū cui 崔 quick chick</text:p>
          </table:table-cell>
          <table:table-cell office:value-type="string">
            <text:p>w wa</text:p>
          </table:table-cell>
          <table:table-cell office:value-type="string">
            <text:p>𒑱 𒉿 𒉼Pan~Wan !?</text:p>
          </table:table-cell>
          <table:table-cell office:value-type="string">
            <text:p>无 (旡) wu ø 毋 (母, ⺟) wu 巫 witch 乌Wū black</text:p>
          </table:table-cell>
          <table:table-cell table:number-columns-repeated="6"/>
          <table:table-cell office:value-type="string">
            <text:p>ω ὠ ὡ ῶ ὦ ὥ ᾠ</text:p>
          </table:table-cell>
          <table:table-cell office:value-type="string">
            <text:p>Ω Ὠ Ὡ Ω͂ Ὦ Ὥ </text:p>
          </table:table-cell>
        </table:table-row>
        <table:table-row table:style-name="ro2">
          <table:table-cell table:number-columns-repeated="3" office:value-type="string">
            <text:p>X</text:p>
          </table:table-cell>
          <table:table-cell office:value-type="string">
            <text:p>ξχ</text:p>
          </table:table-cell>
          <table:table-cell office:value-type="string">
            <text:p>ΞΧ</text:p>
          </table:table-cell>
          <table:table-cell/>
          <table:table-cell office:value-type="string">
            <text:p>Ⲝ/Ⲭ</text:p>
          </table:table-cell>
          <table:table-cell office:value-type="string">
            <text:p>7|600</text:p>
          </table:table-cell>
          <table:table-cell office:value-type="string">
            <text:p>𓏴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x</text:p>
          </table:table-cell>
          <table:table-cell office:value-type="string">
            <text:p>٨,</text:p>
          </table:table-cell>
          <table:table-cell office:value-type="string">
            <text:p>Samekhx Sat </text:p>
          </table:table-cell>
          <table:table-cell office:value-type="string">
            <text:p>𐤎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(Ѯѯ), poss. Хх</text:p>
          </table:table-cell>
          <table:table-cell office:value-type="string">
            <text:p>ס</text:p>
          </table:table-cell>
          <table:table-cell office:value-type="string">
            <text:p>ܣ, ܤ</text:p>
          </table:table-cell>
          <table:table-cell office:value-type="string">
            <text:p>اخا</text:p>
          </table:table-cell>
          <table:table-cell office:value-type="string">
            <text:p>—</text:p>
          </table:table-cell>
          <table:table-cell office:value-type="string">
            <text:p>ሰ</text:p>
          </table:table-cell>
          <table:table-cell office:value-type="string">
            <text:p>Ξξ, poss. Χχ</text:p>
          </table:table-cell>
          <table:table-cell office:value-type="string">
            <text:p><text:s/>Xx</text:p>
          </table:table-cell>
          <table:table-cell office:value-type="string">
            <text:p>(Ѯѯ), <text:s/>Хх</text:p>
          </table:table-cell>
          <table:table-cell office:value-type="string">
            <text:p>xsāmeks</text:p>
          </table:table-cell>
          <table:table-cell office:value-type="string">
            <text:p>support</text:p>
          </table:table-cell>
          <table:table-cell office:value-type="string">
            <text:p>s [s]</text:p>
          </table:table-cell>
          <table:table-cell office:value-type="string">
            <text:p>Z9</text:p>
          </table:table-cell>
          <table:table-cell/>
          <table:table-cell office:value-type="string">
            <text:p>𓏴</text:p>
          </table:table-cell>
          <table:table-cell office:value-type="string">
            <text:p>X 𓏵 <text:s/>𐄂 χ ✓☑ 𓍲 <text:s/>v</text:p>
          </table:table-cell>
          <table:table-cell office:value-type="string">
            <text:p>?</text:p>
          </table:table-cell>
          <table:table-cell office:value-type="string">
            <text:p>? 𒄬ḫal <text:s/>𒉽kr kur 𒆳</text:p>
          </table:table-cell>
          <table:table-cell office:value-type="string">
            <text:p>斤 axe</text:p>
          </table:table-cell>
          <table:table-cell office:value-type="string">
            <text:p>x </text:p>
          </table:table-cell>
          <table:table-cell office:value-type="string">
            <text:p>ᚷ </text:p>
          </table:table-cell>
          <table:table-cell office:value-type="string">
            <text:p>g </text:p>
          </table:table-cell>
          <table:table-cell office:value-type="string">
            <text:p>/ɡ/ </text:p>
          </table:table-cell>
          <table:table-cell office:value-type="string">
            <text:p>*gebō </text:p>
          </table:table-cell>
          <table:table-cell office:value-type="string">
            <text:p>gift</text:p>
          </table:table-cell>
          <table:table-cell office:value-type="string">
            <text:p>ξχ ἐκς</text:p>
          </table:table-cell>
          <table:table-cell office:value-type="string">
            <text:p>ΞΧ ἘΚΣ</text:p>
          </table:table-cell>
        </table:table-row>
        <table:table-row table:style-name="ro2">
          <table:table-cell table:number-columns-repeated="3" office:value-type="string">
            <text:p>Y</text:p>
          </table:table-cell>
          <table:table-cell office:value-type="string">
            <text:p>Ύ</text:p>
          </table:table-cell>
          <table:table-cell office:value-type="string">
            <text:p>Ύ:Ψ</text:p>
          </table:table-cell>
          <table:table-cell/>
          <table:table-cell office:value-type="string">
            <text:p>Ⲩ/Ⲯ</text:p>
          </table:table-cell>
          <table:table-cell office:value-type="float" office:value="700">
            <text:p>700</text:p>
          </table:table-cell>
          <table:table-cell office:value-type="string">
            <text:p>𓏭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aun</text:p>
          </table:table-cell>
          <table:table-cell office:value-type="string">
            <text:p>٩,</text:p>
          </table:table-cell>
          <table:table-cell office:value-type="string">
            <text:p>Waw Yp.silon</text:p>
          </table:table-cell>
          <table:table-cell office:value-type="string">
            <text:p>𐤅</text:p>
          </table:table-cell>
          <table:table-cell table:number-columns-repeated="2"/>
          <table:table-cell office:value-type="string">
            <text:p>(Ѵѵ), Уу, Ўў</text:p>
          </table:table-cell>
          <table:table-cell office:value-type="string">
            <text:p>ו</text:p>
          </table:table-cell>
          <table:table-cell office:value-type="string">
            <text:p>ܘ</text:p>
          </table:table-cell>
          <table:table-cell/>
          <table:table-cell office:value-type="string">
            <text:p>ﻭ</text:p>
          </table:table-cell>
          <table:table-cell office:value-type="string">
            <text:p>ወ</text:p>
          </table:table-cell>
          <table:table-cell office:value-type="string">
            <text:p>(Ϝϝ), Υυ</text:p>
          </table:table-cell>
          <table:table-cell office:value-type="string">
            <text:p>Ff, Uu, Vv, Yy, Ww</text:p>
          </table:table-cell>
          <table:table-cell office:value-type="string">
            <text:p>(Ѵѵ), Уу, Ўў</text:p>
          </table:table-cell>
          <table:table-cell office:value-type="string">
            <text:p>wāw</text:p>
          </table:table-cell>
          <table:table-cell office:value-type="string">
            <text:p>hook</text:p>
          </table:table-cell>
          <table:table-cell office:value-type="string">
            <text:p>w [w]</text:p>
          </table:table-cell>
          <table:table-cell office:value-type="string">
            <text:p>Z4</text:p>
          </table:table-cell>
          <table:table-cell/>
          <table:table-cell office:value-type="string">
            <text:p>𓏭</text:p>
          </table:table-cell>
          <table:table-cell office:value-type="string">
            <text:p>Y 𓏮 𓇌 <text:s/>𓇋 𓇋 𓆄𓆄 ¨ 义 </text:p>
          </table:table-cell>
          <table:table-cell office:value-type="string">
            <text:p>y </text:p>
          </table:table-cell>
          <table:table-cell office:value-type="string">
            <text:p>𒄿</text:p>
          </table:table-cell>
          <table:table-cell office:value-type="string">
            <text:p>又 you 义 yi</text:p>
          </table:table-cell>
          <table:table-cell office:value-type="string">
            <text:p>y </text:p>
          </table:table-cell>
          <table:table-cell office:value-type="string">
            <text:p>ᛃ </text:p>
          </table:table-cell>
          <table:table-cell office:value-type="string">
            <text:p>y </text:p>
          </table:table-cell>
          <table:table-cell office:value-type="string">
            <text:p>/j/ </text:p>
          </table:table-cell>
          <table:table-cell office:value-type="string">
            <text:p>*jēra- </text:p>
          </table:table-cell>
          <table:table-cell office:value-type="string">
            <text:p>year,harvest</text:p>
          </table:table-cell>
          <table:table-cell office:value-type="string">
            <text:p>ύ Ύ</text:p>
          </table:table-cell>
          <table:table-cell office:value-type="string">
            <text:p>Ύ Ύ</text:p>
          </table:table-cell>
        </table:table-row>
        <table:table-row table:style-name="ro2">
          <table:table-cell office:value-type="string">
            <text:p>Z</text:p>
          </table:table-cell>
          <table:table-cell table:number-columns-repeated="2" office:value-type="string">
            <text:p>z</text:p>
          </table:table-cell>
          <table:table-cell office:value-type="string">
            <text:p>ζδ</text:p>
          </table:table-cell>
          <table:table-cell office:value-type="string">
            <text:p>ΖΔ</text:p>
          </table:table-cell>
          <table:table-cell/>
          <table:table-cell office:value-type="string">
            <text:p>Ⲍ/Ⳉ</text:p>
          </table:table-cell>
          <table:table-cell office:value-type="string">
            <text:p>9 | 900</text:p>
          </table:table-cell>
          <table:table-cell office:value-type="string">
            <text:p>𓊃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Zeh Zahn</text:p>
          </table:table-cell>
          <table:table-cell office:value-type="string">
            <text:p>٠,</text:p>
          </table:table-cell>
          <table:table-cell office:value-type="string">
            <text:p>Zayin</text:p>
          </table:table-cell>
          <table:table-cell office:value-type="string">
            <text:p>𐤆</text:p>
          </table:table-cell>
          <table:table-cell office:value-type="string">
            <text:p>7 | 10</text:p>
          </table:table-cell>
          <table:table-cell office:value-type="string">
            <text:p>7! <text:span text:style-name="T1">se</text:span><text:span text:style-name="T2">'</text:span><text:span text:style-name="T4">ė</text:span><text:span text:style-name="T2">n vs 𐤂</text:span></text:p>
          </table:table-cell>
          <table:table-cell office:value-type="string">
            <text:p>Жж, Зз</text:p>
          </table:table-cell>
          <table:table-cell office:value-type="string">
            <text:p>ז</text:p>
          </table:table-cell>
          <table:table-cell office:value-type="string">
            <text:p>ܙ</text:p>
          </table:table-cell>
          <table:table-cell/>
          <table:table-cell office:value-type="string">
            <text:p>ﺯ, ذ</text:p>
          </table:table-cell>
          <table:table-cell office:value-type="string">
            <text:p>ዘ</text:p>
          </table:table-cell>
          <table:table-cell office:value-type="string">
            <text:p>Ζζ</text:p>
          </table:table-cell>
          <table:table-cell office:value-type="string">
            <text:p>Zz</text:p>
          </table:table-cell>
          <table:table-cell office:value-type="string">
            <text:p>Жж, Зз</text:p>
          </table:table-cell>
          <table:table-cell office:value-type="string">
            <text:p>zayin</text:p>
          </table:table-cell>
          <table:table-cell office:value-type="string">
            <text:p>weapon</text:p>
          </table:table-cell>
          <table:table-cell office:value-type="string">
            <text:p>z [z]</text:p>
          </table:table-cell>
          <table:table-cell office:value-type="string">
            <text:p>O34</text:p>
          </table:table-cell>
          <table:table-cell/>
          <table:table-cell office:value-type="string">
            <text:p>𓊃</text:p>
          </table:table-cell>
          <table:table-cell office:value-type="string">
            <text:p>Z,Σ,ß,ss,ts,c,δ sym</text:p>
          </table:table-cell>
          <table:table-cell office:value-type="string">
            <text:p>ze zi sse </text:p>
          </table:table-cell>
          <table:table-cell office:value-type="string">
            <text:p>𒍝 <text:s/>𒋝s/zig?</text:p>
          </table:table-cell>
          <table:table-cell office:value-type="string">
            <text:p>左 zuǒ 作zuō ҙ 坐 zuò &lt;&gt; δuo 2 zwo do! 足 zú (too…)</text:p>
          </table:table-cell>
          <table:table-cell office:value-type="string">
            <text:p>z </text:p>
          </table:table-cell>
          <table:table-cell office:value-type="string">
            <text:p>ᛉᛋ </text:p>
          </table:table-cell>
          <table:table-cell office:value-type="string">
            <text:p>z </text:p>
          </table:table-cell>
          <table:table-cell office:value-type="string">
            <text:p>/z/ </text:p>
          </table:table-cell>
          <table:table-cell office:value-type="string">
            <text:p>*algiz </text:p>
          </table:table-cell>
          <table:table-cell office:value-type="string">
            <text:p>unclear, possibly "elk"</text:p>
          </table:table-cell>
          <table:table-cell office:value-type="string">
            <text:p>ζδ</text:p>
          </table:table-cell>
          <table:table-cell office:value-type="string">
            <text:p>ΖΔ</text:p>
          </table:table-cell>
        </table:table-row>
        <table:table-row table:style-name="ro2">
          <table:table-cell office:value-type="string">
            <text:p>SH</text:p>
          </table:table-cell>
          <table:table-cell table:style-name="ce2" office:value-type="string">
            <text:p>zozo</text:p>
          </table:table-cell>
          <table:table-cell table:style-name="ce4" office:value-type="string">
            <text:p>pho.</text:p>
          </table:table-cell>
          <table:table-cell office:value-type="string">
            <text:p>γϡ</text:p>
          </table:table-cell>
          <table:table-cell office:value-type="string">
            <text:p>ΓϢ</text:p>
          </table:table-cell>
          <table:table-cell office:value-type="string">
            <text:p>ʃ</text:p>
          </table:table-cell>
          <table:table-cell office:value-type="string">
            <text:p>Ϣ</text:p>
          </table:table-cell>
          <table:table-cell office:value-type="float" office:value="60">
            <text:p>60</text:p>
          </table:table-cell>
          <table:table-cell office:value-type="string">
            <text:p>𓄑 <text:s/>𓍱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chien Ϡ </text:p>
          </table:table-cell>
          <table:table-cell/>
          <table:table-cell office:value-type="string">
            <text:p>Shin</text:p>
          </table:table-cell>
          <table:table-cell office:value-type="string">
            <text:p>𐤔</text:p>
          </table:table-cell>
          <table:table-cell office:value-type="float" office:value="100">
            <text:p>100</text:p>
          </table:table-cell>
          <table:table-cell office:value-type="string">
            <text:p>Berg 百 bǎi </text:p>
          </table:table-cell>
          <table:table-cell office:value-type="string">
            <text:p>Сс, Шш, Щщ</text:p>
          </table:table-cell>
          <table:table-cell office:value-type="string">
            <text:p>ש</text:p>
          </table:table-cell>
          <table:table-cell office:value-type="string">
            <text:p>ܫ</text:p>
          </table:table-cell>
          <table:table-cell/>
          <table:table-cell office:value-type="string">
            <text:p>ش, س</text:p>
          </table:table-cell>
          <table:table-cell office:value-type="string">
            <text:p>ሠ</text:p>
          </table:table-cell>
          <table:table-cell office:value-type="string">
            <text:p>Σσς</text:p>
          </table:table-cell>
          <table:table-cell office:value-type="string">
            <text:p>Ss</text:p>
          </table:table-cell>
          <table:table-cell office:value-type="string">
            <text:p>Сс, Шш, Щщ</text:p>
          </table:table-cell>
          <table:table-cell office:value-type="string">
            <text:p>šīn</text:p>
          </table:table-cell>
          <table:table-cell office:value-type="string">
            <text:p>tooth</text:p>
          </table:table-cell>
          <table:table-cell office:value-type="string">
            <text:p>š [ʃ]</text:p>
          </table:table-cell>
          <table:table-cell table:number-columns-repeated="2"/>
          <table:table-cell office:value-type="string">
            <text:p>𓄑</text:p>
          </table:table-cell>
          <table:table-cell office:value-type="string">
            <text:p>ß/Z Zahn</text:p>
          </table:table-cell>
          <table:table-cell office:value-type="string">
            <text:p>de di</text:p>
          </table:table-cell>
          <table:table-cell office:value-type="string">
            <text:p>𒍝 𒁲</text:p>
          </table:table-cell>
          <table:table-cell office:value-type="string">
            <text:p>山 shān <text:s/>手 (扌,龵) shou</text:p>
          </table:table-cell>
          <table:table-cell office:value-type="string">
            <text:p>sh </text:p>
          </table:table-cell>
          <table:table-cell office:value-type="string">
            <text:p>ᛊᛋ </text:p>
          </table:table-cell>
          <table:table-cell office:value-type="string">
            <text:p>sh </text:p>
          </table:table-cell>
          <table:table-cell office:value-type="string">
            <text:p>/s/ </text:p>
          </table:table-cell>
          <table:table-cell office:value-type="string">
            <text:p>*sōwilō </text:p>
          </table:table-cell>
          <table:table-cell office:value-type="string">
            <text:p>Sun" shamesh</text:p>
          </table:table-cell>
          <table:table-cell office:value-type="string">
            <text:p>γ Ϡ ϡ Ϣ</text:p>
          </table:table-cell>
          <table:table-cell office:value-type="string">
            <text:p>Γ Ϡ Ϡ Ϣ</text:p>
          </table:table-cell>
        </table:table-row>
        <table:table-row table:style-name="ro4">
          <table:table-cell office:value-type="string">
            <text:p>CH</text:p>
          </table:table-cell>
          <table:table-cell table:style-name="ce2"/>
          <table:table-cell table:style-name="ce4"/>
          <table:table-cell table:number-columns-repeated="4"/>
          <table:table-cell office:value-type="string">
            <text:p>0 ?!</text:p>
          </table:table-cell>
          <table:table-cell office:value-type="string">
            <text:p>𓐍</text:p>
          </table:table-cell>
          <table:table-cell office:value-type="string">
            <text:p>Nacht</text:p>
          </table:table-cell>
          <table:table-cell table:number-columns-repeated="10"/>
          <table:table-cell office:value-type="string">
            <text:p>خا</text:p>
          </table:table-cell>
          <table:table-cell table:number-columns-repeated="23"/>
        </table:table-row>
        <table:table-row table:style-name="ro2">
          <table:table-cell office:value-type="string">
            <text:p>TH </text:p>
          </table:table-cell>
          <table:table-cell table:number-columns-repeated="2"/>
          <table:table-cell office:value-type="string">
            <text:p>θ</text:p>
          </table:table-cell>
          <table:table-cell office:value-type="string">
            <text:p>Θ</text:p>
          </table:table-cell>
          <table:table-cell office:value-type="string">
            <text:p>tʰ ᚦ /θ/</text:p>
          </table:table-cell>
          <table:table-cell office:value-type="string">
            <text:p>Ⲑ | Ϧ?</text:p>
          </table:table-cell>
          <table:table-cell office:value-type="string">
            <text:p>1000?</text:p>
          </table:table-cell>
          <table:table-cell office:value-type="string">
            <text:p>𓆼</text:p>
          </table:table-cell>
          <table:table-cell office:value-type="string">
            <text:p>Tausend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Teth</text:p>
          </table:table-cell>
          <table:table-cell office:value-type="string">
            <text:p>𐤈</text:p>
          </table:table-cell>
          <table:table-cell office:value-type="string">
            <text:p>9!</text:p>
          </table:table-cell>
          <table:table-cell/>
          <table:table-cell office:value-type="string">
            <text:p>(Ѳѳ)</text:p>
          </table:table-cell>
          <table:table-cell office:value-type="string">
            <text:p>ט</text:p>
          </table:table-cell>
          <table:table-cell office:value-type="string">
            <text:p>ܛ</text:p>
          </table:table-cell>
          <table:table-cell/>
          <table:table-cell office:value-type="string">
            <text:p>ط, ظ</text:p>
          </table:table-cell>
          <table:table-cell office:value-type="string">
            <text:p>ጠ</text:p>
          </table:table-cell>
          <table:table-cell office:value-type="string">
            <text:p>Θθ</text:p>
          </table:table-cell>
          <table:table-cell office:value-type="string">
            <text:p>—</text:p>
          </table:table-cell>
          <table:table-cell office:value-type="string">
            <text:p>(Ѳѳ)</text:p>
          </table:table-cell>
          <table:table-cell office:value-type="string">
            <text:p>ṭēt</text:p>
          </table:table-cell>
          <table:table-cell office:value-type="string">
            <text:p>wheel</text:p>
          </table:table-cell>
          <table:table-cell office:value-type="string">
            <text:p>ṭ [tˤ]</text:p>
          </table:table-cell>
          <table:table-cell table:number-columns-repeated="4"/>
          <table:table-cell office:value-type="string">
            <text:p>za ße </text:p>
          </table:table-cell>
          <table:table-cell office:value-type="string">
            <text:p>𒍣</text:p>
          </table:table-cell>
          <table:table-cell/>
          <table:table-cell office:value-type="string">
            <text:p>th,þ </text:p>
          </table:table-cell>
          <table:table-cell office:value-type="string">
            <text:p>ᚦ </text:p>
          </table:table-cell>
          <table:table-cell office:value-type="string">
            <text:p>þ </text:p>
          </table:table-cell>
          <table:table-cell office:value-type="string">
            <text:p>/θ/, /ð/ </text:p>
          </table:table-cell>
          <table:table-cell office:value-type="string">
            <text:p>*þurisaz </text:p>
          </table:table-cell>
          <table:table-cell office:value-type="string">
            <text:p>the god Thor, giant</text:p>
          </table:table-cell>
          <table:table-cell office:value-type="string">
            <text:p>θ</text:p>
          </table:table-cell>
          <table:table-cell office:value-type="string">
            <text:p>Θ</text:p>
          </table:table-cell>
        </table:table-row>
        <table:table-row table:style-name="ro5">
          <table:table-cell office:value-type="string">
            <text:p>TSH</text:p>
          </table:table-cell>
          <table:table-cell table:number-columns-repeated="4"/>
          <table:table-cell office:value-type="string">
            <text:p>tʃ</text:p>
          </table:table-cell>
          <table:table-cell table:number-columns-repeated="2"/>
          <table:table-cell office:value-type="string">
            <text:p>𓆓</text:p>
          </table:table-cell>
          <table:table-cell table:number-columns-repeated="35"/>
        </table:table-row>
        <table:table-row table:style-name="ro4">
          <table:table-cell office:value-type="string">
            <text:p>TZ</text:p>
          </table:table-cell>
          <table:table-cell table:number-columns-repeated="4"/>
          <table:table-cell office:value-type="string">
            <text:p>tz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𓍿 / 𓎆</text:p>
          </table:table-cell>
          <table:table-cell office:value-type="string">
            <text:p>Zehn/ten</text:p>
          </table:table-cell>
          <table:table-cell table:number-columns-repeated="10"/>
          <table:table-cell office:value-type="string">
            <text:p>ظ</text:p>
          </table:table-cell>
          <table:table-cell table:number-columns-repeated="23"/>
        </table:table-row>
        <table:table-row table:style-name="ro2">
          <table:table-cell office:value-type="string">
            <text:p>DH <text:s/></text:p>
          </table:table-cell>
          <table:table-cell table:number-columns-repeated="2"/>
          <table:table-cell office:value-type="string">
            <text:p>ð δ</text:p>
          </table:table-cell>
          <table:table-cell office:value-type="string">
            <text:p>Ð Δ</text:p>
          </table:table-cell>
          <table:table-cell office:value-type="string">
            <text:p>þ /ð/</text:p>
          </table:table-cell>
          <table:table-cell table:number-columns-repeated="14"/>
          <table:table-cell office:value-type="string">
            <text:p>PT</text:p>
          </table:table-cell>
          <table:table-cell office:value-type="string">
            <text:p>!!!ط</text:p>
          </table:table-cell>
          <table:table-cell table:number-columns-repeated="13"/>
          <table:table-cell office:value-type="string">
            <text:p>心 (忄,⺗) xin heart</text:p>
          </table:table-cell>
          <table:table-cell table:number-columns-repeated="6"/>
          <table:table-cell office:value-type="string">
            <text:p>ð δ ҙ</text:p>
          </table:table-cell>
          <table:table-cell office:value-type="string">
            <text:p>Ð Δ Ҙ</text:p>
          </table:table-cell>
        </table:table-row>
        <table:table-row table:style-name="ro5">
          <table:table-cell office:value-type="string">
            <text:p>DZ</text:p>
          </table:table-cell>
          <table:table-cell table:number-columns-repeated="2"/>
          <table:table-cell office:value-type="string">
            <text:p>δ ҙ</text:p>
          </table:table-cell>
          <table:table-cell office:value-type="string">
            <text:p>Δ Ҙ</text:p>
          </table:table-cell>
          <table:table-cell office:value-type="string">
            <text:p>dʒ</text:p>
          </table:table-cell>
          <table:table-cell table:number-columns-repeated="14"/>
          <table:table-cell office:value-type="string">
            <text:p>BV:</text:p>
          </table:table-cell>
          <table:table-cell office:value-type="string">
            <text:p>ظ</text:p>
          </table:table-cell>
          <table:table-cell table:number-columns-repeated="20"/>
          <table:table-cell office:value-type="string">
            <text:p>δ ҙ</text:p>
          </table:table-cell>
          <table:table-cell office:value-type="string">
            <text:p>Δ Ҙ</text:p>
          </table:table-cell>
        </table:table-row>
        <table:table-row table:style-name="ro4">
          <table:table-cell office:value-type="string">
            <text:p>DJ</text:p>
          </table:table-cell>
          <table:table-cell table:number-columns-repeated="2"/>
          <table:table-cell office:value-type="string">
            <text:p>γ</text:p>
          </table:table-cell>
          <table:table-cell office:value-type="string">
            <text:p>Γ</text:p>
          </table:table-cell>
          <table:table-cell table:number-columns-repeated="12"/>
          <table:table-cell office:value-type="string">
            <text:p>(Ѳѳ)</text:p>
          </table:table-cell>
          <table:table-cell/>
          <table:table-cell office:value-type="string">
            <text:p>hmhm</text:p>
          </table:table-cell>
          <table:table-cell office:value-type="string">
            <text:p>همهم</text:p>
          </table:table-cell>
          <table:table-cell office:value-type="string">
            <text:p>wtf</text:p>
          </table:table-cell>
          <table:table-cell table:number-columns-repeated="2"/>
          <table:table-cell office:value-type="string">
            <text:p>—</text:p>
          </table:table-cell>
          <table:table-cell office:value-type="string">
            <text:p>(Ѳѳ)</text:p>
          </table:table-cell>
          <table:table-cell table:number-columns-repeated="16"/>
          <table:table-cell office:value-type="string">
            <text:p>γ</text:p>
          </table:table-cell>
          <table:table-cell office:value-type="string">
            <text:p>Γ</text:p>
          </table:table-cell>
        </table:table-row>
        <table:table-row table:style-name="ro2">
          <table:table-cell office:value-type="string">
            <text:p>PS</text:p>
          </table:table-cell>
          <table:table-cell table:number-columns-repeated="2"/>
          <table:table-cell office:value-type="string">
            <text:p>ψ</text:p>
          </table:table-cell>
          <table:table-cell office:value-type="string">
            <text:p>Ψ</text:p>
          </table:table-cell>
          <table:table-cell table:number-columns-repeated="12"/>
          <table:table-cell office:value-type="string">
            <text:p>Сс, Шш, Щщ</text:p>
          </table:table-cell>
          <table:table-cell table:number-columns-repeated="6"/>
          <table:table-cell office:value-type="string">
            <text:p>Ss</text:p>
          </table:table-cell>
          <table:table-cell office:value-type="string">
            <text:p>Сс, Шш, Щщ</text:p>
          </table:table-cell>
          <table:table-cell table:number-columns-repeated="9"/>
          <table:table-cell office:value-type="string">
            <text:p>已] yǐ</text:p>
          </table:table-cell>
          <table:table-cell table:number-columns-repeated="6"/>
          <table:table-cell office:value-type="string">
            <text:p>ψ</text:p>
          </table:table-cell>
          <table:table-cell office:value-type="string">
            <text:p>Ψ</text:p>
          </table:table-cell>
        </table:table-row>
        <table:table-row table:style-name="ro4">
          <table:table-cell office:value-type="string">
            <text:p>phth</text:p>
          </table:table-cell>
          <table:table-cell table:number-columns-repeated="2"/>
          <table:table-cell office:value-type="string">
            <text:p>ψ θ </text:p>
          </table:table-cell>
          <table:table-cell office:value-type="string">
            <text:p>Ψ Θ </text:p>
          </table:table-cell>
          <table:table-cell office:value-type="string">
            <text:p>Ⳁ</text:p>
          </table:table-cell>
          <table:table-cell office:value-type="string">
            <text:p>ⳁ</text:p>
          </table:table-cell>
          <table:table-cell office:value-type="float" office:value="900">
            <text:p>900</text:p>
          </table:table-cell>
          <table:table-cell table:number-columns-repeated="28"/>
          <table:table-cell office:value-type="string">
            <text:p>ŋ ŋ ŋ </text:p>
          </table:table-cell>
          <table:table-cell office:value-type="string">
            <text:p>ᛜ ᛝ </text:p>
          </table:table-cell>
          <table:table-cell office:value-type="string">
            <text:p>ŋ </text:p>
          </table:table-cell>
          <table:table-cell office:value-type="string">
            <text:p>/ŋ/ </text:p>
          </table:table-cell>
          <table:table-cell office:value-type="string">
            <text:p>*ingwaz </text:p>
          </table:table-cell>
          <table:table-cell office:value-type="string">
            <text:p>the god Ingwaz</text:p>
          </table:table-cell>
          <table:table-cell office:value-type="string">
            <text:p>ψ θ </text:p>
          </table:table-cell>
          <table:table-cell office:value-type="string">
            <text:p>Ψ Θ </text:p>
          </table:table-cell>
        </table:table-row>
        <table:table-row table:style-name="ro5">
          <table:table-cell office:value-type="string">
            <text:p>NG</text:p>
          </table:table-cell>
          <table:table-cell table:number-columns-repeated="5"/>
          <table:table-cell office:value-type="string">
            <text:p>Ⲫ/Ⲋ</text:p>
          </table:table-cell>
          <table:table-cell/>
          <table:table-cell office:value-type="string">
            <text:p>𓄓</text:p>
          </table:table-cell>
          <table:table-cell table:number-columns-repeated="35"/>
        </table:table-row>
        <table:table-row table:style-name="ro4">
          <table:table-cell office:value-type="string">
            <text:p>Plus/ma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𓂽 right</text:p>
          </table:table-cell>
          <table:table-cell table:number-columns-repeated="8"/>
          <table:table-cell office:value-type="string">
            <text:p>più p̄ &amp; et mer</text:p>
          </table:table-cell>
          <table:table-cell table:number-columns-repeated="3"/>
          <table:table-cell office:value-type="string">
            <text:p>mehr mor 1489</text:p>
          </table:table-cell>
          <table:table-cell table:number-columns-repeated="2" office:value-type="string">
            <text:p>𒈦</text:p>
          </table:table-cell>
          <table:table-cell/>
          <table:table-cell table:number-columns-repeated="2" office:value-type="string">
            <text:p>𒈦</text:p>
          </table:table-cell>
          <table:table-cell office:value-type="string">
            <text:p>maš plus pár/bar</text:p>
          </table:table-cell>
          <table:table-cell table:number-columns-repeated="18"/>
          <table:table-cell office:value-type="float" office:value="0">
            <text:p>0</text:p>
          </table:table-cell>
          <table:table-cell office:value-type="string">
            <text:p>𓂽 right</text:p>
          </table:table-cell>
        </table:table-row>
        <table:table-row table:style-name="ro4">
          <table:table-cell office:value-type="string">
            <text:p>min/less</text:p>
          </table:table-cell>
          <table:table-cell table:number-columns-repeated="2"/>
          <table:table-cell office:value-type="float" office:value="-0">
            <text:p>-0</text:p>
          </table:table-cell>
          <table:table-cell office:value-type="string">
            <text:p>𓂻 left=less</text:p>
          </table:table-cell>
          <table:table-cell table:number-columns-repeated="8"/>
          <table:table-cell office:value-type="string">
            <text:p>meno m̄ </text:p>
          </table:table-cell>
          <table:table-cell table:number-columns-repeated="28"/>
          <table:table-cell office:value-type="float" office:value="-0">
            <text:p>-0</text:p>
          </table:table-cell>
          <table:table-cell office:value-type="string">
            <text:p>𓂻 left=less</text:p>
          </table:table-cell>
        </table:table-row>
        <table:table-row table:style-name="ro5">
          <table:table-cell office:value-type="string">
            <text:p>Ä </text:p>
          </table:table-cell>
          <table:table-cell table:number-columns-repeated="7"/>
          <table:table-cell office:value-type="string">
            <text:p>𓄿</text:p>
          </table:table-cell>
          <table:table-cell table:number-columns-repeated="35"/>
        </table:table-row>
        <table:table-row table:style-name="ro5">
          <table:table-cell office:value-type="string">
            <text:p>HR</text:p>
          </table:table-cell>
          <table:table-cell table:number-columns-repeated="7"/>
          <table:table-cell office:value-type="string">
            <text:p>𓎛</text:p>
          </table:table-cell>
          <table:table-cell table:number-columns-repeated="35"/>
        </table:table-row>
        <table:table-row table:style-name="ro5" table:number-rows-repeated="1048534">
          <table:table-cell table:number-columns-repeated="44"/>
        </table:table-row>
        <table:table-row table:style-name="ro5">
          <table:table-cell table:number-columns-repeated="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Helvetica" svg:font-family="Helvetica" style:font-family-generic="swiss"/>
    <style:font-face style:name="Al Bayan" svg:font-family="'Al Bayan'" style:font-pitch="variable"/>
    <style:font-face style:name="PhoenicianMoabite" svg:font-family="PhoenicianMoabite" style:font-pitch="variable"/>
    <style:font-face style:name="zozo" svg:font-family="zozo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YuGothic" svg:font-family="YuGothic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1/15/2016</text:date>, <text:time>23:5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11-15T23:50:03</dc:date>
    <meta:editing-duration>PT9H32M33S</meta:editing-duration>
    <meta:editing-cycles>28</meta:editing-cycles>
    <meta:document-statistic meta:table-count="1" meta:cell-count="1207" meta:object-count="0"/>
  </office:meta>
</office:document-meta>
</file>